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0.7909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0.6307in"/>
    </style:style>
    <style:style style:name="co12" style:family="table-column">
      <style:table-column-properties fo:break-before="auto" style:column-width="0.6602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0.5799in"/>
    </style:style>
    <style:style style:name="co15" style:family="table-column">
      <style:table-column-properties fo:break-before="auto" style:column-width="0.9311in"/>
    </style:style>
    <style:style style:name="co16" style:family="table-column">
      <style:table-column-properties fo:break-before="auto" style:column-width="0.5299in"/>
    </style:style>
    <style:style style:name="co17" style:family="table-column">
      <style:table-column-properties fo:break-before="auto" style:column-width="0.6902in"/>
    </style:style>
    <style:style style:name="co18" style:family="table-column">
      <style:table-column-properties fo:break-before="auto" style:column-width="1.1102in"/>
    </style:style>
    <style:style style:name="co19" style:family="table-column">
      <style:table-column-properties fo:break-before="auto" style:column-width="1.161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Infantry">
      <style:table-properties table:display="true" style:writing-mode="lr-tb"/>
    </style:style>
    <style:style style:name="ta2" style:family="table" style:master-page-name="PageStyle_5f_Vehicles">
      <style:table-properties table:display="true" style:writing-mode="lr-tb"/>
    </style:style>
    <style:style style:name="ta3" style:family="table" style:master-page-name="PageStyle_5f_Air">
      <style:table-properties table:display="true" style:writing-mode="lr-tb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Excel_20_Built-in_20_Neutral">
      <style:table-cell-properties fo:background-color="#fde9a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Heading_20_1">
      <style:table-cell-properties fo:border-bottom="2.49pt solid #4472c4" fo:background-color="#63bb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Excel_20_Built-in_20_Heading_20_1">
      <style:table-cell-properties fo:border-bottom="2.49pt solid #4472c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Excel_20_Built-in_20_Heading_20_1">
      <style:table-cell-properties fo:border-bottom="2.49pt solid #4472c4" fo:background-color="#c254d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Heading_20_1">
      <style:table-cell-properties fo:border-bottom="2.49pt solid #4472c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472c4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Infantry.R4"/>
      <style:map style:condition="cell-content()&lt;1" style:apply-style-name="ConditionalStyle_5f_3" style:base-cell-address="Infantry.R4"/>
      <style:map style:condition="cell-content()&gt;1" style:apply-style-name="ConditionalStyle_5f_2" style:base-cell-address="Infantry.R4"/>
      <style:map style:condition="cell-content()=&quot;see value&quot;" style:apply-style-name="Accent" style:base-cell-address="Infantry.R4"/>
    </style:style>
    <style:style style:name="ce15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4454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Excel_20_Built-in_20_Heading_20_3">
      <style:table-cell-properties fo:border-bottom="1.76pt solid #8faad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Vehicles.R4"/>
      <style:map style:condition="cell-content()&lt;1" style:apply-style-name="ConditionalStyle_5f_5" style:base-cell-address="Vehicles.R4"/>
      <style:map style:condition="cell-content()&gt;1" style:apply-style-name="ConditionalStyle_5f_4" style:base-cell-address="Vehicles.R4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Air.R4"/>
      <style:map style:condition="cell-content()&lt;1" style:apply-style-name="ConditionalStyle_5f_7" style:base-cell-address="Air.R4"/>
      <style:map style:condition="cell-content()&gt;1" style:apply-style-name="ConditionalStyle_5f_6" style:base-cell-address="Air.R4"/>
      <style:map style:condition="cell-content()=&quot;see value&quot;" style:apply-style-name="Accent" style:base-cell-address="Air.R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antry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999" table:default-cell-style-name="Default"/>
        <table:table-row table:style-name="ro1">
          <table:table-cell/>
          <table:table-cell table:style-name="ce40" office:value-type="float" office:value="1.04" calcext:value-type="float" table:number-columns-spanned="8" table:number-rows-spanned="1">
            <text:p>1.04</text:p>
          </table:table-cell>
          <table:covered-table-cell table:number-columns-repeated="7" table:style-name="ce44"/>
          <table:table-cell table:style-name="ce45" office:value-type="string" calcext:value-type="string" table:number-columns-spanned="8" table:number-rows-spanned="1">
            <text:p>Patch Values</text:p>
          </table:table-cell>
          <table:covered-table-cell table:number-columns-repeated="7" table:style-name="ce44"/>
          <table:table-cell table:style-name="ce14" office:value-type="string" calcext:value-type="string" table:number-columns-spanned="8" table:number-rows-spanned="1">
            <text:p>Patch % over 1.04</text:p>
          </table:table-cell>
          <table:covered-table-cell table:number-columns-repeated="7" table:style-name="ce44"/>
          <table:table-cell table:number-columns-repeated="99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4" table:formula="of:=[.R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table:formula="of:=[.V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12" table:formula="of:=[.B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12"/>
          <table:table-cell table:style-name="ce12" table:formula="of:=[.F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12"/>
          <table:table-cell table:number-columns-repeated="999"/>
        </table:table-row>
        <table:table-row table:style-name="ro2">
          <table:table-cell/>
          <table:table-cell table:style-name="ce42" office:value-type="string" calcext:value-type="string">
            <text:p>Regular</text:p>
          </table:table-cell>
          <table:table-cell table:style-name="ce42" office:value-type="string" calcext:value-type="string">
            <text:p>Veteran</text:p>
          </table:table-cell>
          <table:table-cell table:style-name="ce42" office:value-type="string" calcext:value-type="string">
            <text:p>Elite</text:p>
          </table:table-cell>
          <table:table-cell table:style-name="ce42" office:value-type="string" calcext:value-type="string">
            <text:p>Hero</text:p>
          </table:table-cell>
          <table:table-cell table:style-name="ce42" office:value-type="string" calcext:value-type="string">
            <text:p>Regular</text:p>
          </table:table-cell>
          <table:table-cell table:style-name="ce42" office:value-type="string" calcext:value-type="string">
            <text:p>Veteran</text:p>
          </table:table-cell>
          <table:table-cell table:style-name="ce42" office:value-type="string" calcext:value-type="string">
            <text:p>Elite</text:p>
          </table:table-cell>
          <table:table-cell table:style-name="ce42" office:value-type="string" calcext:value-type="string">
            <text:p>Hero</text:p>
          </table:table-cell>
          <table:table-cell table:style-name="ce42" table:formula="of:=[.R3]" office:value-type="string" office:string-value="Regular" calcext:value-type="string">
            <text:p>Regular</text:p>
          </table:table-cell>
          <table:table-cell table:style-name="ce42" table:formula="of:=[.S3]" office:value-type="string" office:string-value="Veteran" calcext:value-type="string">
            <text:p>Veteran</text:p>
          </table:table-cell>
          <table:table-cell table:style-name="ce42" table:formula="of:=[.T3]" office:value-type="string" office:string-value="Elite" calcext:value-type="string">
            <text:p>Elite</text:p>
          </table:table-cell>
          <table:table-cell table:style-name="ce42" table:formula="of:=[.U3]" office:value-type="string" office:string-value="Hero" calcext:value-type="string">
            <text:p>Hero</text:p>
          </table:table-cell>
          <table:table-cell table:style-name="ce42" table:formula="of:=[.V3]" office:value-type="string" office:string-value="Regular" calcext:value-type="string">
            <text:p>Regular</text:p>
          </table:table-cell>
          <table:table-cell table:style-name="ce42" table:formula="of:=[.W3]" office:value-type="string" office:string-value="Veteran" calcext:value-type="string">
            <text:p>Veteran</text:p>
          </table:table-cell>
          <table:table-cell table:style-name="ce42" table:formula="of:=[.X3]" office:value-type="string" office:string-value="Elite" calcext:value-type="string">
            <text:p>Elite</text:p>
          </table:table-cell>
          <table:table-cell table:style-name="ce42" table:formula="of:=[.Y3]" office:value-type="string" office:string-value="Hero" calcext:value-type="string">
            <text:p>Hero</text:p>
          </table:table-cell>
          <table:table-cell table:style-name="ce42" table:formula="of:=[.B3]" office:value-type="string" office:string-value="Regular" calcext:value-type="string">
            <text:p>Regular</text:p>
          </table:table-cell>
          <table:table-cell table:style-name="ce42" table:formula="of:=[.C3]" office:value-type="string" office:string-value="Veteran" calcext:value-type="string">
            <text:p>Veteran</text:p>
          </table:table-cell>
          <table:table-cell table:style-name="ce42" table:formula="of:=[.D3]" office:value-type="string" office:string-value="Elite" calcext:value-type="string">
            <text:p>Elite</text:p>
          </table:table-cell>
          <table:table-cell table:style-name="ce42" table:formula="of:=[.E3]" office:value-type="string" office:string-value="Hero" calcext:value-type="string">
            <text:p>Hero</text:p>
          </table:table-cell>
          <table:table-cell table:style-name="ce42" table:formula="of:=[.F3]" office:value-type="string" office:string-value="Regular" calcext:value-type="string">
            <text:p>Regular</text:p>
          </table:table-cell>
          <table:table-cell table:style-name="ce42" table:formula="of:=[.G3]" office:value-type="string" office:string-value="Veteran" calcext:value-type="string">
            <text:p>Veteran</text:p>
          </table:table-cell>
          <table:table-cell table:style-name="ce42" table:formula="of:=[.H3]" office:value-type="string" office:string-value="Elite" calcext:value-type="string">
            <text:p>Elite</text:p>
          </table:table-cell>
          <table:table-cell table:style-name="ce42" table:formula="of:=[.I3]" office:value-type="string" office:string-value="Hero" calcext:value-type="string">
            <text:p>Hero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anger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style-name="ce25" table:formula="of:=IFERROR(IF([.J4]&gt;0;[.J4]/[.B4]; [.B4]); &quot;see value&quot;)" office:value-type="percentage" office:value="1" calcext:value-type="percentage">
            <text:p>100%</text:p>
          </table:table-cell>
          <table:table-cell table:style-name="ce25" table:formula="of:=IFERROR(IF([.K4]&gt;0;[.K4]/[.C4]; [.C4]); &quot;see value&quot;)" office:value-type="percentage" office:value="1" calcext:value-type="percentage">
            <text:p>100%</text:p>
          </table:table-cell>
          <table:table-cell table:style-name="ce25" table:formula="of:=IFERROR(IF([.L4]&gt;0;[.L4]/[.D4]; [.D4]); &quot;see value&quot;)" office:value-type="percentage" office:value="1" calcext:value-type="percentage">
            <text:p>100%</text:p>
          </table:table-cell>
          <table:table-cell table:style-name="ce25" table:formula="of:=IFERROR(IF([.M4]&gt;0;[.M4]/[.E4]; [.E4]); &quot;see value&quot;)" office:value-type="percentage" office:value="1" calcext:value-type="percentage">
            <text:p>100%</text:p>
          </table:table-cell>
          <table:table-cell table:style-name="ce25" table:formula="of:=IFERROR(IF([.N4]&gt;0;[.N4]/[.F4]; [.F4]); &quot;see value&quot;)" office:value-type="percentage" office:value="0" calcext:value-type="percentage">
            <text:p>0%</text:p>
          </table:table-cell>
          <table:table-cell table:style-name="ce25" table:formula="of:=IFERROR(IF([.O4]&gt;0;[.O4]/[.G4]; [.G4]); &quot;see value&quot;)" office:value-type="percentage" office:value="1" calcext:value-type="percentage">
            <text:p>100%</text:p>
          </table:table-cell>
          <table:table-cell table:style-name="ce25" table:formula="of:=IFERROR(IF([.P4]&gt;0;[.P4]/[.H4]; [.H4]); &quot;see value&quot;)" office:value-type="percentage" office:value="1" calcext:value-type="percentage">
            <text:p>100%</text:p>
          </table:table-cell>
          <table:table-cell table:style-name="ce25" table:formula="of:=IFERROR(IF([.Q4]&gt;0;[.Q4]/[.I4]; [.I4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ed Guard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IFERROR(IF([.J5]&gt;0;[.J5]/[.B5]; [.B5]); &quot;see value&quot;)" office:value-type="percentage" office:value="1" calcext:value-type="percentage">
            <text:p>100%</text:p>
          </table:table-cell>
          <table:table-cell table:style-name="ce25" table:formula="of:=IFERROR(IF([.K5]&gt;0;[.K5]/[.C5]; [.C5]); &quot;see value&quot;)" office:value-type="percentage" office:value="1" calcext:value-type="percentage">
            <text:p>100%</text:p>
          </table:table-cell>
          <table:table-cell table:style-name="ce25" table:formula="of:=IFERROR(IF([.L5]&gt;0;[.L5]/[.D5]; [.D5]); &quot;see value&quot;)" office:value-type="percentage" office:value="1" calcext:value-type="percentage">
            <text:p>100%</text:p>
          </table:table-cell>
          <table:table-cell table:style-name="ce25" table:formula="of:=IFERROR(IF([.M5]&gt;0;[.M5]/[.E5]; [.E5]); &quot;see value&quot;)" office:value-type="percentage" office:value="1" calcext:value-type="percentage">
            <text:p>100%</text:p>
          </table:table-cell>
          <table:table-cell table:style-name="ce25" table:formula="of:=IFERROR(IF([.N5]&gt;0;[.N5]/[.F5]; [.F5]); &quot;see value&quot;)" office:value-type="percentage" office:value="0" calcext:value-type="percentage">
            <text:p>0%</text:p>
          </table:table-cell>
          <table:table-cell table:style-name="ce25" table:formula="of:=IFERROR(IF([.O5]&gt;0;[.O5]/[.G5]; [.G5]); &quot;see value&quot;)" office:value-type="percentage" office:value="1" calcext:value-type="percentage">
            <text:p>100%</text:p>
          </table:table-cell>
          <table:table-cell table:style-name="ce25" table:formula="of:=IFERROR(IF([.P5]&gt;0;[.P5]/[.H5]; [.H5]); &quot;see value&quot;)" office:value-type="percentage" office:value="1" calcext:value-type="percentage">
            <text:p>100%</text:p>
          </table:table-cell>
          <table:table-cell table:style-name="ce25" table:formula="of:=IFERROR(IF([.Q5]&gt;0;[.Q5]/[.I5]; [.I5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Mini Gunner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0" calcext:value-type="float">
            <text:p>80</text:p>
          </table:table-cell>
          <table:table-cell table:style-name="ce25" table:formula="of:=IFERROR(IF([.J6]&gt;0;[.J6]/[.B6]; [.B6]); &quot;see value&quot;)" office:value-type="percentage" office:value="2" calcext:value-type="percentage">
            <text:p>200%</text:p>
          </table:table-cell>
          <table:table-cell table:style-name="ce25" table:formula="of:=IFERROR(IF([.K6]&gt;0;[.K6]/[.C6]; [.C6]); &quot;see value&quot;)" office:value-type="percentage" office:value="2" calcext:value-type="percentage">
            <text:p>200%</text:p>
          </table:table-cell>
          <table:table-cell table:style-name="ce25" table:formula="of:=IFERROR(IF([.L6]&gt;0;[.L6]/[.D6]; [.D6]); &quot;see value&quot;)" office:value-type="percentage" office:value="2" calcext:value-type="percentage">
            <text:p>200%</text:p>
          </table:table-cell>
          <table:table-cell table:style-name="ce25" table:formula="of:=IFERROR(IF([.M6]&gt;0;[.M6]/[.E6]; [.E6]); &quot;see value&quot;)" office:value-type="percentage" office:value="2" calcext:value-type="percentage">
            <text:p>200%</text:p>
          </table:table-cell>
          <table:table-cell table:style-name="ce25" table:formula="of:=IFERROR(IF([.N6]&gt;0;[.N6]/[.F6]; [.F6]); &quot;see value&quot;)" office:value-type="percentage" office:value="0" calcext:value-type="percentage">
            <text:p>0%</text:p>
          </table:table-cell>
          <table:table-cell table:style-name="ce25" table:formula="of:=IFERROR(IF([.O6]&gt;0;[.O6]/[.G6]; [.G6]); &quot;see value&quot;)" office:value-type="percentage" office:value="1" calcext:value-type="percentage">
            <text:p>100%</text:p>
          </table:table-cell>
          <table:table-cell table:style-name="ce25" table:formula="of:=IFERROR(IF([.P6]&gt;0;[.P6]/[.H6]; [.H6]); &quot;see value&quot;)" office:value-type="percentage" office:value="1" calcext:value-type="percentage">
            <text:p>100%</text:p>
          </table:table-cell>
          <table:table-cell table:style-name="ce25" table:formula="of:=IFERROR(IF([.Q6]&gt;0;[.Q6]/[.I6]; [.I6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ebel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style-name="ce25" table:formula="of:=IFERROR(IF([.J7]&gt;0;[.J7]/[.B7]; [.B7]); &quot;see value&quot;)" office:value-type="percentage" office:value="1" calcext:value-type="percentage">
            <text:p>100%</text:p>
          </table:table-cell>
          <table:table-cell table:style-name="ce25" table:formula="of:=IFERROR(IF([.K7]&gt;0;[.K7]/[.C7]; [.C7]); &quot;see value&quot;)" office:value-type="percentage" office:value="1" calcext:value-type="percentage">
            <text:p>100%</text:p>
          </table:table-cell>
          <table:table-cell table:style-name="ce25" table:formula="of:=IFERROR(IF([.L7]&gt;0;[.L7]/[.D7]; [.D7]); &quot;see value&quot;)" office:value-type="percentage" office:value="1" calcext:value-type="percentage">
            <text:p>100%</text:p>
          </table:table-cell>
          <table:table-cell table:style-name="ce25" table:formula="of:=IFERROR(IF([.M7]&gt;0;[.M7]/[.E7]; [.E7]); &quot;see value&quot;)" office:value-type="percentage" office:value="1" calcext:value-type="percentage">
            <text:p>100%</text:p>
          </table:table-cell>
          <table:table-cell table:style-name="ce25" table:formula="of:=IFERROR(IF([.N7]&gt;0;[.N7]/[.F7]; [.F7]); &quot;see value&quot;)" office:value-type="percentage" office:value="0" calcext:value-type="percentage">
            <text:p>0%</text:p>
          </table:table-cell>
          <table:table-cell table:style-name="ce25" table:formula="of:=IFERROR(IF([.O7]&gt;0;[.O7]/[.G7]; [.G7]); &quot;see value&quot;)" office:value-type="percentage" office:value="1" calcext:value-type="percentage">
            <text:p>100%</text:p>
          </table:table-cell>
          <table:table-cell table:style-name="ce25" table:formula="of:=IFERROR(IF([.P7]&gt;0;[.P7]/[.H7]; [.H7]); &quot;see value&quot;)" office:value-type="percentage" office:value="1" calcext:value-type="percentage">
            <text:p>100%</text:p>
          </table:table-cell>
          <table:table-cell table:style-name="ce25" table:formula="of:=IFERROR(IF([.Q7]&gt;0;[.Q7]/[.I7]; [.I7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Tox Rebel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style-name="ce25" table:formula="of:=IFERROR(IF([.J8]&gt;0;[.J8]/[.B8]; [.B8]); &quot;see value&quot;)" office:value-type="percentage" office:value="1" calcext:value-type="percentage">
            <text:p>100%</text:p>
          </table:table-cell>
          <table:table-cell table:style-name="ce25" table:formula="of:=IFERROR(IF([.K8]&gt;0;[.K8]/[.C8]; [.C8]); &quot;see value&quot;)" office:value-type="percentage" office:value="1" calcext:value-type="percentage">
            <text:p>100%</text:p>
          </table:table-cell>
          <table:table-cell table:style-name="ce25" table:formula="of:=IFERROR(IF([.L8]&gt;0;[.L8]/[.D8]; [.D8]); &quot;see value&quot;)" office:value-type="percentage" office:value="1" calcext:value-type="percentage">
            <text:p>100%</text:p>
          </table:table-cell>
          <table:table-cell table:style-name="ce25" table:formula="of:=IFERROR(IF([.M8]&gt;0;[.M8]/[.E8]; [.E8]); &quot;see value&quot;)" office:value-type="percentage" office:value="1" calcext:value-type="percentage">
            <text:p>100%</text:p>
          </table:table-cell>
          <table:table-cell table:style-name="ce25" table:formula="of:=IFERROR(IF([.N8]&gt;0;[.N8]/[.F8]; [.F8]); &quot;see value&quot;)" office:value-type="percentage" office:value="0" calcext:value-type="percentage">
            <text:p>0%</text:p>
          </table:table-cell>
          <table:table-cell table:style-name="ce25" table:formula="of:=IFERROR(IF([.O8]&gt;0;[.O8]/[.G8]; [.G8]); &quot;see value&quot;)" office:value-type="percentage" office:value="1" calcext:value-type="percentage">
            <text:p>100%</text:p>
          </table:table-cell>
          <table:table-cell table:style-name="ce25" table:formula="of:=IFERROR(IF([.P8]&gt;0;[.P8]/[.H8]; [.H8]); &quot;see value&quot;)" office:value-type="percentage" office:value="1" calcext:value-type="percentage">
            <text:p>100%</text:p>
          </table:table-cell>
          <table:table-cell table:style-name="ce25" table:formula="of:=IFERROR(IF([.Q8]&gt;0;[.Q8]/[.I8]; [.I8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Terrorist</text:p>
          </table:table-cell>
          <table:table-cell table:number-columns-repeated="4" table:style-name="ce22" office:value-type="float" office:value="20" calcext:value-type="float">
            <text:p>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5" table:formula="of:=IFERROR(IF([.J9]&gt;0;[.J9]/[.B9]; [.B9]); &quot;see value&quot;)" office:value-type="percentage" office:value="1" calcext:value-type="percentage">
            <text:p>100%</text:p>
          </table:table-cell>
          <table:table-cell table:style-name="ce25" table:formula="of:=IFERROR(IF([.K9]&gt;0;[.K9]/[.C9]; [.C9]); &quot;see value&quot;)" office:value-type="percentage" office:value="1" calcext:value-type="percentage">
            <text:p>100%</text:p>
          </table:table-cell>
          <table:table-cell table:style-name="ce25" table:formula="of:=IFERROR(IF([.L9]&gt;0;[.L9]/[.D9]; [.D9]); &quot;see value&quot;)" office:value-type="percentage" office:value="1" calcext:value-type="percentage">
            <text:p>100%</text:p>
          </table:table-cell>
          <table:table-cell table:style-name="ce25" table:formula="of:=IFERROR(IF([.M9]&gt;0;[.M9]/[.E9]; [.E9]); &quot;see value&quot;)" office:value-type="percentage" office:value="1" calcext:value-type="percentage">
            <text:p>100%</text:p>
          </table:table-cell>
          <table:table-cell table:style-name="ce25" table:formula="of:=IFERROR(IF([.N9]&gt;0;[.N9]/[.F9]; [.F9]); &quot;see value&quot;)" office:value-type="percentage" office:value="0" calcext:value-type="percentage">
            <text:p>0%</text:p>
          </table:table-cell>
          <table:table-cell table:style-name="ce25" table:formula="of:=IFERROR(IF([.O9]&gt;0;[.O9]/[.G9]; [.G9]); &quot;see value&quot;)" office:value-type="percentage" office:value="0" calcext:value-type="percentage">
            <text:p>0%</text:p>
          </table:table-cell>
          <table:table-cell table:style-name="ce25" table:formula="of:=IFERROR(IF([.P9]&gt;0;[.P9]/[.H9]; [.H9]); &quot;see value&quot;)" office:value-type="percentage" office:value="0" calcext:value-type="percentage">
            <text:p>0%</text:p>
          </table:table-cell>
          <table:table-cell table:style-name="ce25" table:formula="of:=IFERROR(IF([.Q9]&gt;0;[.Q9]/[.I9]; [.I9]); 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Missile Defender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0]&gt;0;[.J10]/[.B10]; [.B10]); &quot;see value&quot;)" office:value-type="percentage" office:value="1" calcext:value-type="percentage">
            <text:p>100%</text:p>
          </table:table-cell>
          <table:table-cell table:style-name="ce25" table:formula="of:=IFERROR(IF([.K10]&gt;0;[.K10]/[.C10]; [.C10]); &quot;see value&quot;)" office:value-type="percentage" office:value="1" calcext:value-type="percentage">
            <text:p>100%</text:p>
          </table:table-cell>
          <table:table-cell table:style-name="ce25" table:formula="of:=IFERROR(IF([.L10]&gt;0;[.L10]/[.D10]; [.D10]); &quot;see value&quot;)" office:value-type="percentage" office:value="1" calcext:value-type="percentage">
            <text:p>100%</text:p>
          </table:table-cell>
          <table:table-cell table:style-name="ce25" table:formula="of:=IFERROR(IF([.M10]&gt;0;[.M10]/[.E10]; [.E10]); &quot;see value&quot;)" office:value-type="percentage" office:value="1" calcext:value-type="percentage">
            <text:p>100%</text:p>
          </table:table-cell>
          <table:table-cell table:style-name="ce25" table:formula="of:=IFERROR(IF([.N10]&gt;0;[.N10]/[.F10]; [.F10]); &quot;see value&quot;)" office:value-type="percentage" office:value="0" calcext:value-type="percentage">
            <text:p>0%</text:p>
          </table:table-cell>
          <table:table-cell table:style-name="ce25" table:formula="of:=IFERROR(IF([.O10]&gt;0;[.O10]/[.G10]; [.G10]); &quot;see value&quot;)" office:value-type="percentage" office:value="1" calcext:value-type="percentage">
            <text:p>100%</text:p>
          </table:table-cell>
          <table:table-cell table:style-name="ce25" table:formula="of:=IFERROR(IF([.P10]&gt;0;[.P10]/[.H10]; [.H10]); &quot;see value&quot;)" office:value-type="percentage" office:value="1" calcext:value-type="percentage">
            <text:p>100%</text:p>
          </table:table-cell>
          <table:table-cell table:style-name="ce25" table:formula="of:=IFERROR(IF([.Q10]&gt;0;[.Q10]/[.I10]; [.I10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Tank Hunter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1]&gt;0;[.J11]/[.B11]; [.B11]); &quot;see value&quot;)" office:value-type="percentage" office:value="1" calcext:value-type="percentage">
            <text:p>100%</text:p>
          </table:table-cell>
          <table:table-cell table:style-name="ce25" table:formula="of:=IFERROR(IF([.K11]&gt;0;[.K11]/[.C11]; [.C11]); &quot;see value&quot;)" office:value-type="percentage" office:value="1" calcext:value-type="percentage">
            <text:p>100%</text:p>
          </table:table-cell>
          <table:table-cell table:style-name="ce25" table:formula="of:=IFERROR(IF([.L11]&gt;0;[.L11]/[.D11]; [.D11]); &quot;see value&quot;)" office:value-type="percentage" office:value="1" calcext:value-type="percentage">
            <text:p>100%</text:p>
          </table:table-cell>
          <table:table-cell table:style-name="ce25" table:formula="of:=IFERROR(IF([.M11]&gt;0;[.M11]/[.E11]; [.E11]); &quot;see value&quot;)" office:value-type="percentage" office:value="1" calcext:value-type="percentage">
            <text:p>100%</text:p>
          </table:table-cell>
          <table:table-cell table:style-name="ce25" table:formula="of:=IFERROR(IF([.N11]&gt;0;[.N11]/[.F11]; [.F11]); &quot;see value&quot;)" office:value-type="percentage" office:value="0" calcext:value-type="percentage">
            <text:p>0%</text:p>
          </table:table-cell>
          <table:table-cell table:style-name="ce25" table:formula="of:=IFERROR(IF([.O11]&gt;0;[.O11]/[.G11]; [.G11]); &quot;see value&quot;)" office:value-type="percentage" office:value="1" calcext:value-type="percentage">
            <text:p>100%</text:p>
          </table:table-cell>
          <table:table-cell table:style-name="ce25" table:formula="of:=IFERROR(IF([.P11]&gt;0;[.P11]/[.H11]; [.H11]); &quot;see value&quot;)" office:value-type="percentage" office:value="1" calcext:value-type="percentage">
            <text:p>100%</text:p>
          </table:table-cell>
          <table:table-cell table:style-name="ce25" table:formula="of:=IFERROR(IF([.Q11]&gt;0;[.Q11]/[.I11]; [.I11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PG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2]&gt;0;[.J12]/[.B12]; [.B12]); &quot;see value&quot;)" office:value-type="percentage" office:value="1" calcext:value-type="percentage">
            <text:p>100%</text:p>
          </table:table-cell>
          <table:table-cell table:style-name="ce25" table:formula="of:=IFERROR(IF([.K12]&gt;0;[.K12]/[.C12]; [.C12]); &quot;see value&quot;)" office:value-type="percentage" office:value="1" calcext:value-type="percentage">
            <text:p>100%</text:p>
          </table:table-cell>
          <table:table-cell table:style-name="ce25" table:formula="of:=IFERROR(IF([.L12]&gt;0;[.L12]/[.D12]; [.D12]); &quot;see value&quot;)" office:value-type="percentage" office:value="1" calcext:value-type="percentage">
            <text:p>100%</text:p>
          </table:table-cell>
          <table:table-cell table:style-name="ce25" table:formula="of:=IFERROR(IF([.M12]&gt;0;[.M12]/[.E12]; [.E12]); &quot;see value&quot;)" office:value-type="percentage" office:value="1" calcext:value-type="percentage">
            <text:p>100%</text:p>
          </table:table-cell>
          <table:table-cell table:style-name="ce25" table:formula="of:=IFERROR(IF([.N12]&gt;0;[.N12]/[.F12]; [.F12]); &quot;see value&quot;)" office:value-type="percentage" office:value="0" calcext:value-type="percentage">
            <text:p>0%</text:p>
          </table:table-cell>
          <table:table-cell table:style-name="ce25" table:formula="of:=IFERROR(IF([.O12]&gt;0;[.O12]/[.G12]; [.G12]); &quot;see value&quot;)" office:value-type="percentage" office:value="1" calcext:value-type="percentage">
            <text:p>100%</text:p>
          </table:table-cell>
          <table:table-cell table:style-name="ce25" table:formula="of:=IFERROR(IF([.P12]&gt;0;[.P12]/[.H12]; [.H12]); &quot;see value&quot;)" office:value-type="percentage" office:value="1" calcext:value-type="percentage">
            <text:p>100%</text:p>
          </table:table-cell>
          <table:table-cell table:style-name="ce25" table:formula="of:=IFERROR(IF([.Q12]&gt;0;[.Q12]/[.I12]; [.I12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Pathfinder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25" table:formula="of:=IFERROR(IF([.J13]&gt;0;[.J13]/[.B13]; [.B13]); &quot;see value&quot;)" office:value-type="percentage" office:value="1" calcext:value-type="percentage">
            <text:p>100%</text:p>
          </table:table-cell>
          <table:table-cell table:style-name="ce25" table:formula="of:=IFERROR(IF([.K13]&gt;0;[.K13]/[.C13]; [.C13]); &quot;see value&quot;)" office:value-type="percentage" office:value="1" calcext:value-type="percentage">
            <text:p>100%</text:p>
          </table:table-cell>
          <table:table-cell table:style-name="ce25" table:formula="of:=IFERROR(IF([.L13]&gt;0;[.L13]/[.D13]; [.D13]); &quot;see value&quot;)" office:value-type="percentage" office:value="1" calcext:value-type="percentage">
            <text:p>100%</text:p>
          </table:table-cell>
          <table:table-cell table:style-name="ce25" table:formula="of:=IFERROR(IF([.M13]&gt;0;[.M13]/[.E13]; [.E13]); &quot;see value&quot;)" office:value-type="percentage" office:value="1" calcext:value-type="percentage">
            <text:p>100%</text:p>
          </table:table-cell>
          <table:table-cell table:style-name="ce25" table:formula="of:=IFERROR(IF([.N13]&gt;0;[.N13]/[.F13]; [.F13]); &quot;see value&quot;)" office:value-type="percentage" office:value="0" calcext:value-type="percentage">
            <text:p>0%</text:p>
          </table:table-cell>
          <table:table-cell table:style-name="ce25" table:formula="of:=IFERROR(IF([.O13]&gt;0;[.O13]/[.G13]; [.G13]); &quot;see value&quot;)" office:value-type="percentage" office:value="1" calcext:value-type="percentage">
            <text:p>100%</text:p>
          </table:table-cell>
          <table:table-cell table:style-name="ce25" table:formula="of:=IFERROR(IF([.P13]&gt;0;[.P13]/[.H13]; [.H13]); &quot;see value&quot;)" office:value-type="percentage" office:value="1" calcext:value-type="percentage">
            <text:p>100%</text:p>
          </table:table-cell>
          <table:table-cell table:style-name="ce25" table:formula="of:=IFERROR(IF([.Q13]&gt;0;[.Q13]/[.I13]; [.I13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Hacker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14]&gt;0;[.J14]/[.B14]; [.B14]); &quot;see value&quot;)" office:value-type="percentage" office:value="1" calcext:value-type="percentage">
            <text:p>100%</text:p>
          </table:table-cell>
          <table:table-cell table:style-name="ce25" table:formula="of:=IFERROR(IF([.K14]&gt;0;[.K14]/[.C14]; [.C14]); &quot;see value&quot;)" office:value-type="percentage" office:value="0.6" calcext:value-type="percentage">
            <text:p>60%</text:p>
          </table:table-cell>
          <table:table-cell table:style-name="ce25" table:formula="of:=IFERROR(IF([.L14]&gt;0;[.L14]/[.D14]; [.D14]); &quot;see value&quot;)" office:value-type="percentage" office:value="0.533333333333333" calcext:value-type="percentage">
            <text:p>53%</text:p>
          </table:table-cell>
          <table:table-cell table:style-name="ce25" table:formula="of:=IFERROR(IF([.M14]&gt;0;[.M14]/[.E14]; [.E14]); &quot;see value&quot;)" office:value-type="percentage" office:value="0.25" calcext:value-type="percentage">
            <text:p>25%</text:p>
          </table:table-cell>
          <table:table-cell table:style-name="ce25" table:formula="of:=IFERROR(IF([.N14]&gt;0;[.N14]/[.F14]; [.F14]); &quot;see value&quot;)" office:value-type="percentage" office:value="0" calcext:value-type="percentage">
            <text:p>0%</text:p>
          </table:table-cell>
          <table:table-cell table:style-name="ce25" table:formula="of:=IFERROR(IF([.O14]&gt;0;[.O14]/[.G14]; [.G14]); &quot;see value&quot;)" office:value-type="percentage" office:value="1" calcext:value-type="percentage">
            <text:p>100%</text:p>
          </table:table-cell>
          <table:table-cell table:style-name="ce25" table:formula="of:=IFERROR(IF([.P14]&gt;0;[.P14]/[.H14]; [.H14]); &quot;see value&quot;)" office:value-type="percentage" office:value="0.833333333333333" calcext:value-type="percentage">
            <text:p>83%</text:p>
          </table:table-cell>
          <table:table-cell table:style-name="ce25" table:formula="of:=IFERROR(IF([.Q14]&gt;0;[.Q14]/[.I14]; [.I14]); &quot;see value&quot;)" office:value-type="percentage" office:value="0.8" calcext:value-type="percentage">
            <text:p>8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uper Hacker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500" calcext:value-type="float">
            <text:p>500</text:p>
          </table:table-cell>
          <table:table-cell table:style-name="ce25" table:formula="of:=IFERROR(IF([.J15]&gt;0;[.J15]/[.B15]; [.B15]); &quot;see value&quot;)" office:value-type="percentage" office:value="1" calcext:value-type="percentage">
            <text:p>100%</text:p>
          </table:table-cell>
          <table:table-cell table:style-name="ce25" table:formula="of:=IFERROR(IF([.K15]&gt;0;[.K15]/[.C15]; [.C15]); &quot;see value&quot;)" office:value-type="percentage" office:value="0.6" calcext:value-type="percentage">
            <text:p>60%</text:p>
          </table:table-cell>
          <table:table-cell table:style-name="ce25" table:formula="of:=IFERROR(IF([.L15]&gt;0;[.L15]/[.D15]; [.D15]); &quot;see value&quot;)" office:value-type="percentage" office:value="0.533333333333333" calcext:value-type="percentage">
            <text:p>53%</text:p>
          </table:table-cell>
          <table:table-cell table:style-name="ce25" table:formula="of:=IFERROR(IF([.M15]&gt;0;[.M15]/[.E15]; [.E15]); &quot;see value&quot;)" office:value-type="percentage" office:value="0.25" calcext:value-type="percentage">
            <text:p>25%</text:p>
          </table:table-cell>
          <table:table-cell table:style-name="ce25" table:formula="of:=IFERROR(IF([.N15]&gt;0;[.N15]/[.F15]; [.F15]); &quot;see value&quot;)" office:value-type="percentage" office:value="0" calcext:value-type="percentage">
            <text:p>0%</text:p>
          </table:table-cell>
          <table:table-cell table:style-name="ce25" table:formula="of:=IFERROR(IF([.O15]&gt;0;[.O15]/[.G15]; [.G15]); &quot;see value&quot;)" office:value-type="percentage" office:value="1" calcext:value-type="percentage">
            <text:p>100%</text:p>
          </table:table-cell>
          <table:table-cell table:style-name="ce25" table:formula="of:=IFERROR(IF([.P15]&gt;0;[.P15]/[.H15]; [.H15]); &quot;see value&quot;)" office:value-type="percentage" office:value="1" calcext:value-type="percentage">
            <text:p>100%</text:p>
          </table:table-cell>
          <table:table-cell table:style-name="ce25" table:formula="of:=IFERROR(IF([.Q15]&gt;0;[.Q15]/[.I15]; [.I15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Hijacker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900" calcext:value-type="float">
            <text:p>900</text:p>
          </table:table-cell>
          <table:table-cell table:style-name="ce25" table:formula="of:=IFERROR(IF([.J16]&gt;0;[.J16]/[.B16]; [.B16]); &quot;see value&quot;)" office:value-type="percentage" office:value="1" calcext:value-type="percentage">
            <text:p>100%</text:p>
          </table:table-cell>
          <table:table-cell table:style-name="ce25" table:formula="of:=IFERROR(IF([.K16]&gt;0;[.K16]/[.C16]; [.C16]); &quot;see value&quot;)" office:value-type="percentage" office:value="1" calcext:value-type="percentage">
            <text:p>100%</text:p>
          </table:table-cell>
          <table:table-cell table:style-name="ce25" table:formula="of:=IFERROR(IF([.L16]&gt;0;[.L16]/[.D16]; [.D16]); &quot;see value&quot;)" office:value-type="percentage" office:value="1" calcext:value-type="percentage">
            <text:p>100%</text:p>
          </table:table-cell>
          <table:table-cell table:style-name="ce25" table:formula="of:=IFERROR(IF([.M16]&gt;0;[.M16]/[.E16]; [.E16]); &quot;see value&quot;)" office:value-type="percentage" office:value="1" calcext:value-type="percentage">
            <text:p>100%</text:p>
          </table:table-cell>
          <table:table-cell table:style-name="ce25" table:formula="of:=IFERROR(IF([.N16]&gt;0;[.N16]/[.F16]; [.F16]); &quot;see value&quot;)" office:value-type="percentage" office:value="0" calcext:value-type="percentage">
            <text:p>0%</text:p>
          </table:table-cell>
          <table:table-cell table:style-name="ce25" table:formula="of:=IFERROR(IF([.O16]&gt;0;[.O16]/[.G16]; [.G16]); &quot;see value&quot;)" office:value-type="percentage" office:value="1" calcext:value-type="percentage">
            <text:p>100%</text:p>
          </table:table-cell>
          <table:table-cell table:style-name="ce25" table:formula="of:=IFERROR(IF([.P16]&gt;0;[.P16]/[.H16]; [.H16]); &quot;see value&quot;)" office:value-type="percentage" office:value="1" calcext:value-type="percentage">
            <text:p>100%</text:p>
          </table:table-cell>
          <table:table-cell table:style-name="ce25" table:formula="of:=IFERROR(IF([.Q16]&gt;0;[.Q16]/[.I16]; [.I16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aboteur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5" table:formula="of:=IFERROR(IF([.J17]&gt;0;[.J17]/[.B17]; [.B17]); &quot;see value&quot;)" office:value-type="percentage" office:value="1" calcext:value-type="percentage">
            <text:p>100%</text:p>
          </table:table-cell>
          <table:table-cell table:style-name="ce25" table:formula="of:=IFERROR(IF([.K17]&gt;0;[.K17]/[.C17]; [.C17]); &quot;see value&quot;)" office:value-type="percentage" office:value="1" calcext:value-type="percentage">
            <text:p>100%</text:p>
          </table:table-cell>
          <table:table-cell table:style-name="ce25" table:formula="of:=IFERROR(IF([.L17]&gt;0;[.L17]/[.D17]; [.D17]); &quot;see value&quot;)" office:value-type="percentage" office:value="1" calcext:value-type="percentage">
            <text:p>100%</text:p>
          </table:table-cell>
          <table:table-cell table:style-name="ce25" table:formula="of:=IFERROR(IF([.M17]&gt;0;[.M17]/[.E17]; [.E17]); &quot;see value&quot;)" office:value-type="percentage" office:value="1" calcext:value-type="percentage">
            <text:p>100%</text:p>
          </table:table-cell>
          <table:table-cell table:style-name="ce25" table:formula="of:=IFERROR(IF([.N17]&gt;0;[.N17]/[.F17]; [.F17]); &quot;see value&quot;)" office:value-type="percentage" office:value="0" calcext:value-type="percentage">
            <text:p>0%</text:p>
          </table:table-cell>
          <table:table-cell table:style-name="ce25" table:formula="of:=IFERROR(IF([.O17]&gt;0;[.O17]/[.G17]; [.G17]); &quot;see value&quot;)" office:value-type="percentage" office:value="0" calcext:value-type="percentage">
            <text:p>0%</text:p>
          </table:table-cell>
          <table:table-cell table:style-name="ce25" table:formula="of:=IFERROR(IF([.P17]&gt;0;[.P17]/[.H17]; [.H17]); &quot;see value&quot;)" office:value-type="percentage" office:value="0" calcext:value-type="percentage">
            <text:p>0%</text:p>
          </table:table-cell>
          <table:table-cell table:style-name="ce25" table:formula="of:=IFERROR(IF([.Q17]&gt;0;[.Q17]/[.I17]; [.I17]); 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Angry Mob</text:p>
          </table:table-cell>
          <table:table-cell table:number-columns-repeated="4"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900" calcext:value-type="float">
            <text:p>900</text:p>
          </table:table-cell>
          <table:table-cell table:style-name="ce25" table:formula="of:=IFERROR(IF([.J18]&gt;0;[.J18]/[.B18]; [.B18]); &quot;see value&quot;)" office:value-type="percentage" office:value="1" calcext:value-type="percentage">
            <text:p>100%</text:p>
          </table:table-cell>
          <table:table-cell table:style-name="ce25" table:formula="of:=IFERROR(IF([.K18]&gt;0;[.K18]/[.C18]; [.C18]); &quot;see value&quot;)" office:value-type="percentage" office:value="1" calcext:value-type="percentage">
            <text:p>100%</text:p>
          </table:table-cell>
          <table:table-cell table:style-name="ce25" table:formula="of:=IFERROR(IF([.L18]&gt;0;[.L18]/[.D18]; [.D18]); &quot;see value&quot;)" office:value-type="percentage" office:value="1" calcext:value-type="percentage">
            <text:p>100%</text:p>
          </table:table-cell>
          <table:table-cell table:style-name="ce25" table:formula="of:=IFERROR(IF([.M18]&gt;0;[.M18]/[.E18]; [.E18]); &quot;see value&quot;)" office:value-type="percentage" office:value="1" calcext:value-type="percentage">
            <text:p>100%</text:p>
          </table:table-cell>
          <table:table-cell table:style-name="ce25" table:formula="of:=IFERROR(IF([.N18]&gt;0;[.N18]/[.F18]; [.F18]); &quot;see value&quot;)" office:value-type="percentage" office:value="0" calcext:value-type="percentage">
            <text:p>0%</text:p>
          </table:table-cell>
          <table:table-cell table:style-name="ce25" table:formula="of:=IFERROR(IF([.O18]&gt;0;[.O18]/[.G18]; [.G18]); &quot;see value&quot;)" office:value-type="percentage" office:value="1" calcext:value-type="percentage">
            <text:p>100%</text:p>
          </table:table-cell>
          <table:table-cell table:style-name="ce25" table:formula="of:=IFERROR(IF([.P18]&gt;0;[.P18]/[.H18]; [.H18]); &quot;see value&quot;)" office:value-type="percentage" office:value="1" calcext:value-type="percentage">
            <text:p>100%</text:p>
          </table:table-cell>
          <table:table-cell table:style-name="ce25" table:formula="of:=IFERROR(IF([.Q18]&gt;0;[.Q18]/[.I18]; [.I18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lonel Burton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600" calcext:value-type="float">
            <text:p>6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00" calcext:value-type="float">
            <text:p>600</text:p>
          </table:table-cell>
          <table:table-cell table:style-name="ce25" table:formula="of:=IFERROR(IF([.J19]&gt;0;[.J19]/[.B19]; [.B19]); &quot;see value&quot;)" office:value-type="percentage" office:value="1" calcext:value-type="percentage">
            <text:p>100%</text:p>
          </table:table-cell>
          <table:table-cell table:style-name="ce25" table:formula="of:=IFERROR(IF([.K19]&gt;0;[.K19]/[.C19]; [.C19]); &quot;see value&quot;)" office:value-type="percentage" office:value="1" calcext:value-type="percentage">
            <text:p>100%</text:p>
          </table:table-cell>
          <table:table-cell table:style-name="ce25" table:formula="of:=IFERROR(IF([.L19]&gt;0;[.L19]/[.D19]; [.D19]); &quot;see value&quot;)" office:value-type="percentage" office:value="1" calcext:value-type="percentage">
            <text:p>100%</text:p>
          </table:table-cell>
          <table:table-cell table:style-name="ce25" table:formula="of:=IFERROR(IF([.M19]&gt;0;[.M19]/[.E19]; [.E19]); &quot;see value&quot;)" office:value-type="percentage" office:value="1" calcext:value-type="percentage">
            <text:p>100%</text:p>
          </table:table-cell>
          <table:table-cell table:style-name="ce25" table:formula="of:=IFERROR(IF([.N19]&gt;0;[.N19]/[.F19]; [.F19]); &quot;see value&quot;)" office:value-type="percentage" office:value="0" calcext:value-type="percentage">
            <text:p>0%</text:p>
          </table:table-cell>
          <table:table-cell table:style-name="ce25" table:formula="of:=IFERROR(IF([.O19]&gt;0;[.O19]/[.G19]; [.G19]); &quot;see value&quot;)" office:value-type="percentage" office:value="1" calcext:value-type="percentage">
            <text:p>100%</text:p>
          </table:table-cell>
          <table:table-cell table:style-name="ce25" table:formula="of:=IFERROR(IF([.P19]&gt;0;[.P19]/[.H19]; [.H19]); &quot;see value&quot;)" office:value-type="percentage" office:value="1" calcext:value-type="percentage">
            <text:p>100%</text:p>
          </table:table-cell>
          <table:table-cell table:style-name="ce25" table:formula="of:=IFERROR(IF([.Q19]&gt;0;[.Q19]/[.I19]; [.I19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Lotus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320" calcext:value-type="float">
            <text:p>320</text:p>
          </table:table-cell>
          <table:table-cell table:style-name="ce25" table:formula="of:=IFERROR(IF([.J20]&gt;0;[.J20]/[.B20]; [.B20]); &quot;see value&quot;)" office:value-type="percentage" office:value="1" calcext:value-type="percentage">
            <text:p>100%</text:p>
          </table:table-cell>
          <table:table-cell table:style-name="ce25" table:formula="of:=IFERROR(IF([.K20]&gt;0;[.K20]/[.C20]; [.C20]); &quot;see value&quot;)" office:value-type="percentage" office:value="1" calcext:value-type="percentage">
            <text:p>100%</text:p>
          </table:table-cell>
          <table:table-cell table:style-name="ce25" table:formula="of:=IFERROR(IF([.L20]&gt;0;[.L20]/[.D20]; [.D20]); &quot;see value&quot;)" office:value-type="percentage" office:value="1" calcext:value-type="percentage">
            <text:p>100%</text:p>
          </table:table-cell>
          <table:table-cell table:style-name="ce25" table:formula="of:=IFERROR(IF([.M20]&gt;0;[.M20]/[.E20]; [.E20]); &quot;see value&quot;)" office:value-type="percentage" office:value="1" calcext:value-type="percentage">
            <text:p>100%</text:p>
          </table:table-cell>
          <table:table-cell table:style-name="ce25" table:formula="of:=IFERROR(IF([.N20]&gt;0;[.N20]/[.F20]; [.F20]); &quot;see value&quot;)" office:value-type="percentage" office:value="0" calcext:value-type="percentage">
            <text:p>0%</text:p>
          </table:table-cell>
          <table:table-cell table:style-name="ce25" table:formula="of:=IFERROR(IF([.O20]&gt;0;[.O20]/[.G20]; [.G20]); &quot;see value&quot;)" office:value-type="percentage" office:value="0.533333333333333" calcext:value-type="percentage">
            <text:p>53%</text:p>
          </table:table-cell>
          <table:table-cell table:style-name="ce25" table:formula="of:=IFERROR(IF([.P20]&gt;0;[.P20]/[.H20]; [.H20]); &quot;see value&quot;)" office:value-type="percentage" office:value="0.355555555555556" calcext:value-type="percentage">
            <text:p>36%</text:p>
          </table:table-cell>
          <table:table-cell table:style-name="ce25" table:formula="of:=IFERROR(IF([.Q20]&gt;0;[.Q20]/[.I20]; [.I20]); &quot;see value&quot;)" office:value-type="percentage" office:value="0.355555555555556" calcext:value-type="percentage">
            <text:p>36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uper Lotus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float" office:value="900" calcext:value-type="float">
            <text:p>9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21]&gt;0;[.J21]/[.B21]; [.B21]); &quot;see value&quot;)" office:value-type="percentage" office:value="1" calcext:value-type="percentage">
            <text:p>100%</text:p>
          </table:table-cell>
          <table:table-cell table:style-name="ce25" table:formula="of:=IFERROR(IF([.K21]&gt;0;[.K21]/[.C21]; [.C21]); &quot;see value&quot;)" office:value-type="percentage" office:value="1" calcext:value-type="percentage">
            <text:p>100%</text:p>
          </table:table-cell>
          <table:table-cell table:style-name="ce25" table:formula="of:=IFERROR(IF([.L21]&gt;0;[.L21]/[.D21]; [.D21]); &quot;see value&quot;)" office:value-type="percentage" office:value="1" calcext:value-type="percentage">
            <text:p>100%</text:p>
          </table:table-cell>
          <table:table-cell table:style-name="ce25" table:formula="of:=IFERROR(IF([.M21]&gt;0;[.M21]/[.E21]; [.E21]); &quot;see value&quot;)" office:value-type="percentage" office:value="1" calcext:value-type="percentage">
            <text:p>100%</text:p>
          </table:table-cell>
          <table:table-cell table:style-name="ce25" table:formula="of:=IFERROR(IF([.N21]&gt;0;[.N21]/[.F21]; [.F21]); &quot;see value&quot;)" office:value-type="percentage" office:value="0" calcext:value-type="percentage">
            <text:p>0%</text:p>
          </table:table-cell>
          <table:table-cell table:style-name="ce25" table:formula="of:=IFERROR(IF([.O21]&gt;0;[.O21]/[.G21]; [.G21]); &quot;see value&quot;)" office:value-type="percentage" office:value="0.666666666666667" calcext:value-type="percentage">
            <text:p>67%</text:p>
          </table:table-cell>
          <table:table-cell table:style-name="ce25" table:formula="of:=IFERROR(IF([.P21]&gt;0;[.P21]/[.H21]; [.H21]); &quot;see value&quot;)" office:value-type="percentage" office:value="0.444444444444444" calcext:value-type="percentage">
            <text:p>44%</text:p>
          </table:table-cell>
          <table:table-cell table:style-name="ce25" table:formula="of:=IFERROR(IF([.Q21]&gt;0;[.Q21]/[.I21]; [.I21]); &quot;see value&quot;)" office:value-type="percentage" office:value="0.444444444444444" calcext:value-type="percentage">
            <text:p>44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Jarmen Kell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22]&gt;0;[.J22]/[.B22]; [.B22]); &quot;see value&quot;)" office:value-type="percentage" office:value="1" calcext:value-type="percentage">
            <text:p>100%</text:p>
          </table:table-cell>
          <table:table-cell table:style-name="ce25" table:formula="of:=IFERROR(IF([.K22]&gt;0;[.K22]/[.C22]; [.C22]); &quot;see value&quot;)" office:value-type="percentage" office:value="1" calcext:value-type="percentage">
            <text:p>100%</text:p>
          </table:table-cell>
          <table:table-cell table:style-name="ce25" table:formula="of:=IFERROR(IF([.L22]&gt;0;[.L22]/[.D22]; [.D22]); &quot;see value&quot;)" office:value-type="percentage" office:value="1" calcext:value-type="percentage">
            <text:p>100%</text:p>
          </table:table-cell>
          <table:table-cell table:style-name="ce25" table:formula="of:=IFERROR(IF([.M22]&gt;0;[.M22]/[.E22]; [.E22]); &quot;see value&quot;)" office:value-type="percentage" office:value="1" calcext:value-type="percentage">
            <text:p>100%</text:p>
          </table:table-cell>
          <table:table-cell table:style-name="ce25" table:formula="of:=IFERROR(IF([.N22]&gt;0;[.N22]/[.F22]; [.F22]); &quot;see value&quot;)" office:value-type="percentage" office:value="0" calcext:value-type="percentage">
            <text:p>0%</text:p>
          </table:table-cell>
          <table:table-cell table:style-name="ce25" table:formula="of:=IFERROR(IF([.O22]&gt;0;[.O22]/[.G22]; [.G22]); &quot;see value&quot;)" office:value-type="percentage" office:value="1" calcext:value-type="percentage">
            <text:p>100%</text:p>
          </table:table-cell>
          <table:table-cell table:style-name="ce25" table:formula="of:=IFERROR(IF([.P22]&gt;0;[.P22]/[.H22]; [.H22]); &quot;see value&quot;)" office:value-type="percentage" office:value="1" calcext:value-type="percentage">
            <text:p>100%</text:p>
          </table:table-cell>
          <table:table-cell table:style-name="ce25" table:formula="of:=IFERROR(IF([.Q22]&gt;0;[.Q22]/[.I22]; [.I22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Demo Jarmen Kell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25" table:formula="of:=IFERROR(IF([.J23]&gt;0;[.J23]/[.B23]; [.B23]); &quot;see value&quot;)" office:value-type="percentage" office:value="1" calcext:value-type="percentage">
            <text:p>100%</text:p>
          </table:table-cell>
          <table:table-cell table:style-name="ce25" table:formula="of:=IFERROR(IF([.K23]&gt;0;[.K23]/[.C23]; [.C23]); &quot;see value&quot;)" office:value-type="percentage" office:value="1" calcext:value-type="percentage">
            <text:p>100%</text:p>
          </table:table-cell>
          <table:table-cell table:style-name="ce25" table:formula="of:=IFERROR(IF([.L23]&gt;0;[.L23]/[.D23]; [.D23]); &quot;see value&quot;)" office:value-type="percentage" office:value="1" calcext:value-type="percentage">
            <text:p>100%</text:p>
          </table:table-cell>
          <table:table-cell table:style-name="ce25" table:formula="of:=IFERROR(IF([.M23]&gt;0;[.M23]/[.E23]; [.E23]); &quot;see value&quot;)" office:value-type="percentage" office:value="1" calcext:value-type="percentage">
            <text:p>100%</text:p>
          </table:table-cell>
          <table:table-cell table:style-name="ce25" table:formula="of:=IFERROR(IF([.N23]&gt;0;[.N23]/[.F23]; [.F23]); &quot;see value&quot;)" office:value-type="percentage" office:value="0" calcext:value-type="percentage">
            <text:p>0%</text:p>
          </table:table-cell>
          <table:table-cell table:style-name="ce25" table:formula="of:=IFERROR(IF([.O23]&gt;0;[.O23]/[.G23]; [.G23]); &quot;see value&quot;)" office:value-type="percentage" office:value="1" calcext:value-type="percentage">
            <text:p>100%</text:p>
          </table:table-cell>
          <table:table-cell table:style-name="ce25" table:formula="of:=IFERROR(IF([.P23]&gt;0;[.P23]/[.H23]; [.H23]); &quot;see value&quot;)" office:value-type="percentage" office:value="1" calcext:value-type="percentage">
            <text:p>100%</text:p>
          </table:table-cell>
          <table:table-cell table:style-name="ce25" table:formula="of:=IFERROR(IF([.Q23]&gt;0;[.Q23]/[.I23]; [.I23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21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3">
          <table:table-cell table:style-name="Default" table:number-columns-repeated="9"/>
          <table:table-cell table:number-columns-repeated="1015"/>
        </table:table-row>
        <table:table-row table:style-name="ro2" table:number-rows-repeated="62">
          <table:table-cell table:style-name="Default"/>
          <table:table-cell table:number-columns-repeated="1023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fantry.B4:Infantry.I23">
            <calcext:color-scale>
              <calcext:color-scale-entry calcext:value="0" calcext:type="minimum" calcext:color="#fcfcff"/>
              <calcext:color-scale-entry calcext:value="0" calcext:type="maximum" calcext:color="#00a0fc"/>
            </calcext:color-scale>
          </calcext:conditional-format>
          <calcext:conditional-format calcext:target-range-address="Infantry.R4:Infantry.Y23">
            <calcext:condition calcext:apply-style-name="ConditionalStyle_1" calcext:value="=0" calcext:base-cell-address="Infantry.R4"/>
            <calcext:condition calcext:apply-style-name="ConditionalStyle_3" calcext:value="&lt;1" calcext:base-cell-address="Infantry.R4"/>
            <calcext:condition calcext:apply-style-name="ConditionalStyle_2" calcext:value="&gt;1" calcext:base-cell-address="Infantry.R4"/>
            <calcext:condition calcext:apply-style-name="Accent" calcext:value="=&quot;see value&quot;" calcext:base-cell-address="Infantry.R4"/>
          </calcext:conditional-format>
          <calcext:conditional-format calcext:target-range-address="Infantry.J4:Infantry.Q23">
            <calcext:color-scale>
              <calcext:color-scale-entry calcext:value="0" calcext:type="minimum" calcext:color="#fcfcff"/>
              <calcext:color-scale-entry calcext:value="0" calcext:type="maximum" calcext:color="#e327ff"/>
            </calcext:color-scale>
          </calcext:conditional-format>
        </calcext:conditional-formats>
      </table:table>
      <table:table table:name="Vehicles" table:style-name="ta2">
        <office:forms form:automatic-focus="false" form:apply-design-mode="false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1" table:default-cell-style-name="ce38"/>
        <table:table-column table:style-name="co9" table:default-cell-style-name="ce38"/>
        <table:table-column table:style-name="co10" table:default-cell-style-name="ce38"/>
        <table:table-column table:style-name="co6" table:default-cell-style-name="ce38"/>
        <table:table-column table:style-name="co12" table:default-cell-style-name="ce38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999" table:default-cell-style-name="Default"/>
        <table:table-row table:style-name="ro1">
          <table:table-cell/>
          <table:table-cell table:style-name="ce40" office:value-type="float" office:value="1.04" calcext:value-type="float" table:number-columns-spanned="8" table:number-rows-spanned="1">
            <text:p>1.04</text:p>
          </table:table-cell>
          <table:covered-table-cell table:number-columns-repeated="7" table:style-name="ce44"/>
          <table:table-cell table:style-name="ce45" office:value-type="string" calcext:value-type="string" table:number-columns-spanned="8" table:number-rows-spanned="1">
            <text:p>Patch Values</text:p>
          </table:table-cell>
          <table:covered-table-cell table:number-columns-repeated="7" table:style-name="ce44"/>
          <table:table-cell table:style-name="ce44" office:value-type="string" calcext:value-type="string" table:number-columns-spanned="8" table:number-rows-spanned="1">
            <text:p>Patch % over 1.04</text:p>
          </table:table-cell>
          <table:covered-table-cell table:number-columns-repeated="7" table:style-name="ce44"/>
          <table:table-cell table:number-columns-repeated="999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Experience Value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Experience Required</text:p>
          </table:table-cell>
          <table:covered-table-cell table:number-columns-repeated="3" table:style-name="ce15"/>
          <table:table-cell table:style-name="ce18" table:formula="of:=[.R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18"/>
          <table:table-cell table:style-name="ce18" table:formula="of:=[.V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18"/>
          <table:table-cell table:style-name="ce18" table:formula="of:=[.B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18"/>
          <table:table-cell table:style-name="ce18" table:formula="of:=[.F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18"/>
          <table:table-cell table:number-columns-repeated="999"/>
        </table:table-row>
        <table:table-row table:style-name="ro2">
          <table:table-cell/>
          <table:table-cell table:style-name="ce42" office:value-type="string" calcext:value-type="string">
            <text:p>Regular</text:p>
          </table:table-cell>
          <table:table-cell table:style-name="ce42" office:value-type="string" calcext:value-type="string">
            <text:p>Veteran</text:p>
          </table:table-cell>
          <table:table-cell table:style-name="ce42" office:value-type="string" calcext:value-type="string">
            <text:p>Elite</text:p>
          </table:table-cell>
          <table:table-cell table:style-name="ce42" office:value-type="string" calcext:value-type="string">
            <text:p>Hero</text:p>
          </table:table-cell>
          <table:table-cell table:style-name="ce42" office:value-type="string" calcext:value-type="string">
            <text:p>Regular</text:p>
          </table:table-cell>
          <table:table-cell table:style-name="ce42" office:value-type="string" calcext:value-type="string">
            <text:p>Veteran</text:p>
          </table:table-cell>
          <table:table-cell table:style-name="ce42" office:value-type="string" calcext:value-type="string">
            <text:p>Elite</text:p>
          </table:table-cell>
          <table:table-cell table:style-name="ce42" office:value-type="string" calcext:value-type="string">
            <text:p>Hero</text:p>
          </table:table-cell>
          <table:table-cell table:style-name="ce54" table:formula="of:=[.R3]" office:value-type="string" office:string-value="Regular" calcext:value-type="string">
            <text:p>Regular</text:p>
          </table:table-cell>
          <table:table-cell table:style-name="ce54" table:formula="of:=[.S3]" office:value-type="string" office:string-value="Veteran" calcext:value-type="string">
            <text:p>Veteran</text:p>
          </table:table-cell>
          <table:table-cell table:style-name="ce54" table:formula="of:=[.T3]" office:value-type="string" office:string-value="Elite" calcext:value-type="string">
            <text:p>Elite</text:p>
          </table:table-cell>
          <table:table-cell table:style-name="ce54" table:formula="of:=[.U3]" office:value-type="string" office:string-value="Hero" calcext:value-type="string">
            <text:p>Hero</text:p>
          </table:table-cell>
          <table:table-cell table:style-name="ce54" table:formula="of:=[.V3]" office:value-type="string" office:string-value="Regular" calcext:value-type="string">
            <text:p>Regular</text:p>
          </table:table-cell>
          <table:table-cell table:style-name="ce54" table:formula="of:=[.W3]" office:value-type="string" office:string-value="Veteran" calcext:value-type="string">
            <text:p>Veteran</text:p>
          </table:table-cell>
          <table:table-cell table:style-name="ce54" table:formula="of:=[.X3]" office:value-type="string" office:string-value="Elite" calcext:value-type="string">
            <text:p>Elite</text:p>
          </table:table-cell>
          <table:table-cell table:style-name="ce54" table:formula="of:=[.Y3]" office:value-type="string" office:string-value="Hero" calcext:value-type="string">
            <text:p>Hero</text:p>
          </table:table-cell>
          <table:table-cell table:style-name="ce54" table:formula="of:=[.B3]" office:value-type="string" office:string-value="Regular" calcext:value-type="string">
            <text:p>Regular</text:p>
          </table:table-cell>
          <table:table-cell table:style-name="ce54" table:formula="of:=[.C3]" office:value-type="string" office:string-value="Veteran" calcext:value-type="string">
            <text:p>Veteran</text:p>
          </table:table-cell>
          <table:table-cell table:style-name="ce54" table:formula="of:=[.D3]" office:value-type="string" office:string-value="Elite" calcext:value-type="string">
            <text:p>Elite</text:p>
          </table:table-cell>
          <table:table-cell table:style-name="ce54" table:formula="of:=[.E3]" office:value-type="string" office:string-value="Hero" calcext:value-type="string">
            <text:p>Hero</text:p>
          </table:table-cell>
          <table:table-cell table:style-name="ce54" table:formula="of:=[.F3]" office:value-type="string" office:string-value="Regular" calcext:value-type="string">
            <text:p>Regular</text:p>
          </table:table-cell>
          <table:table-cell table:style-name="ce54" table:formula="of:=[.G3]" office:value-type="string" office:string-value="Veteran" calcext:value-type="string">
            <text:p>Veteran</text:p>
          </table:table-cell>
          <table:table-cell table:style-name="ce54" table:formula="of:=[.H3]" office:value-type="string" office:string-value="Elite" calcext:value-type="string">
            <text:p>Elite</text:p>
          </table:table-cell>
          <table:table-cell table:style-name="ce54" table:formula="of:=[.I3]" office:value-type="string" office:string-value="Hero" calcext:value-type="string">
            <text:p>Hero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Battle Drone</text:p>
          </table:table-cell>
          <table:table-cell table:number-columns-repeated="4" table:style-name="ce16" office:value-type="float" office:value="10" calcext:value-type="float">
            <text:p>1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10" calcext:value-type="float">
            <text:p>1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4]&gt;0;[.J4]/[.B4]; [.B4]);&quot;see value&quot;)" office:value-type="percentage" office:value="1" calcext:value-type="percentage">
            <text:p>100%</text:p>
          </table:table-cell>
          <table:table-cell table:style-name="ce56" table:formula="of:=IFERROR(IF([.K4]&gt;0;[.K4]/[.C4]; [.C4]);&quot;see value&quot;)" office:value-type="percentage" office:value="1" calcext:value-type="percentage">
            <text:p>100%</text:p>
          </table:table-cell>
          <table:table-cell table:style-name="ce56" table:formula="of:=IFERROR(IF([.L4]&gt;0;[.L4]/[.D4]; [.D4]);&quot;see value&quot;)" office:value-type="percentage" office:value="1" calcext:value-type="percentage">
            <text:p>100%</text:p>
          </table:table-cell>
          <table:table-cell table:style-name="ce56" table:formula="of:=IFERROR(IF([.M4]&gt;0;[.M4]/[.E4]; [.E4]);&quot;see value&quot;)" office:value-type="percentage" office:value="1" calcext:value-type="percentage">
            <text:p>100%</text:p>
          </table:table-cell>
          <table:table-cell table:style-name="ce56" table:formula="of:=IFERROR(IF([.N4]&gt;0;[.N4]/[.F4]; [.F4]);&quot;see value&quot;)" office:value-type="percentage" office:value="0" calcext:value-type="percentage">
            <text:p>0%</text:p>
          </table:table-cell>
          <table:table-cell table:style-name="ce56" table:formula="of:=IFERROR(IF([.O4]&gt;0;[.O4]/[.G4]; [.G4]);&quot;see value&quot;)" office:value-type="percentage" office:value="0" calcext:value-type="percentage">
            <text:p>0%</text:p>
          </table:table-cell>
          <table:table-cell table:style-name="ce56" table:formula="of:=IFERROR(IF([.P4]&gt;0;[.P4]/[.H4]; [.H4]);&quot;see value&quot;)" office:value-type="percentage" office:value="0" calcext:value-type="percentage">
            <text:p>0%</text:p>
          </table:table-cell>
          <table:table-cell table:style-name="ce56" table:formula="of:=IFERROR(IF([.Q4]&gt;0;[.Q4]/[.I4]; [.I4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Hellfire Drone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10" calcext:value-type="float">
            <text:p>1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5]&gt;0;[.J5]/[.B5]; [.B5]);&quot;see value&quot;)" office:value-type="string" office:string-value="see value" calcext:value-type="string">
            <text:p>see value</text:p>
          </table:table-cell>
          <table:table-cell table:style-name="ce56" table:formula="of:=IFERROR(IF([.K5]&gt;0;[.K5]/[.C5]; [.C5]);&quot;see value&quot;)" office:value-type="string" office:string-value="see value" calcext:value-type="string">
            <text:p>see value</text:p>
          </table:table-cell>
          <table:table-cell table:style-name="ce56" table:formula="of:=IFERROR(IF([.L5]&gt;0;[.L5]/[.D5]; [.D5]);&quot;see value&quot;)" office:value-type="string" office:string-value="see value" calcext:value-type="string">
            <text:p>see value</text:p>
          </table:table-cell>
          <table:table-cell table:style-name="ce56" table:formula="of:=IFERROR(IF([.M5]&gt;0;[.M5]/[.E5]; [.E5]);&quot;see value&quot;)" office:value-type="string" office:string-value="see value" calcext:value-type="string">
            <text:p>see value</text:p>
          </table:table-cell>
          <table:table-cell table:style-name="ce56" table:formula="of:=IFERROR(IF([.N5]&gt;0;[.N5]/[.F5]; [.F5]);&quot;see value&quot;)" office:value-type="percentage" office:value="0" calcext:value-type="percentage">
            <text:p>0%</text:p>
          </table:table-cell>
          <table:table-cell table:style-name="ce56" table:formula="of:=IFERROR(IF([.O5]&gt;0;[.O5]/[.G5]; [.G5]);&quot;see value&quot;)" office:value-type="percentage" office:value="0" calcext:value-type="percentage">
            <text:p>0%</text:p>
          </table:table-cell>
          <table:table-cell table:style-name="ce56" table:formula="of:=IFERROR(IF([.P5]&gt;0;[.P5]/[.H5]; [.H5]);&quot;see value&quot;)" office:value-type="percentage" office:value="0" calcext:value-type="percentage">
            <text:p>0%</text:p>
          </table:table-cell>
          <table:table-cell table:style-name="ce56" table:formula="of:=IFERROR(IF([.Q5]&gt;0;[.Q5]/[.I5]; [.I5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cout Drone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style-name="ce56" table:formula="of:=IFERROR(IF([.J6]&gt;0;[.J6]/[.B6]; [.B6]);&quot;see value&quot;)" office:value-type="percentage" office:value="0" calcext:value-type="percentage">
            <text:p>0%</text:p>
          </table:table-cell>
          <table:table-cell table:style-name="ce56" table:formula="of:=IFERROR(IF([.K6]&gt;0;[.K6]/[.C6]; [.C6]);&quot;see value&quot;)" office:value-type="percentage" office:value="0" calcext:value-type="percentage">
            <text:p>0%</text:p>
          </table:table-cell>
          <table:table-cell table:style-name="ce56" table:formula="of:=IFERROR(IF([.L6]&gt;0;[.L6]/[.D6]; [.D6]);&quot;see value&quot;)" office:value-type="percentage" office:value="0" calcext:value-type="percentage">
            <text:p>0%</text:p>
          </table:table-cell>
          <table:table-cell table:style-name="ce56" table:formula="of:=IFERROR(IF([.M6]&gt;0;[.M6]/[.E6]; [.E6]);&quot;see value&quot;)" office:value-type="percentage" office:value="0" calcext:value-type="percentage">
            <text:p>0%</text:p>
          </table:table-cell>
          <table:table-cell table:style-name="ce56" table:formula="of:=IFERROR(IF([.N6]&gt;0;[.N6]/[.F6]; [.F6]);&quot;see value&quot;)" office:value-type="percentage" office:value="0" calcext:value-type="percentage">
            <text:p>0%</text:p>
          </table:table-cell>
          <table:table-cell table:style-name="ce56" table:formula="of:=IFERROR(IF([.O6]&gt;0;[.O6]/[.G6]; [.G6]);&quot;see value&quot;)" office:value-type="percentage" office:value="0" calcext:value-type="percentage">
            <text:p>0%</text:p>
          </table:table-cell>
          <table:table-cell table:style-name="ce56" table:formula="of:=IFERROR(IF([.P6]&gt;0;[.P6]/[.H6]; [.H6]);&quot;see value&quot;)" office:value-type="percentage" office:value="0" calcext:value-type="percentage">
            <text:p>0%</text:p>
          </table:table-cell>
          <table:table-cell table:style-name="ce56" table:formula="of:=IFERROR(IF([.Q6]&gt;0;[.Q6]/[.I6]; [.I6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hinook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0" calcext:value-type="float">
            <text:p>5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7]&gt;0;[.J7]/[.B7]; [.B7]);&quot;see value&quot;)" office:value-type="percentage" office:value="1" calcext:value-type="percentage">
            <text:p>100%</text:p>
          </table:table-cell>
          <table:table-cell table:style-name="ce56" table:formula="of:=IFERROR(IF([.K7]&gt;0;[.K7]/[.C7]; [.C7]);&quot;see value&quot;)" office:value-type="percentage" office:value="1" calcext:value-type="percentage">
            <text:p>100%</text:p>
          </table:table-cell>
          <table:table-cell table:style-name="ce56" table:formula="of:=IFERROR(IF([.L7]&gt;0;[.L7]/[.D7]; [.D7]);&quot;see value&quot;)" office:value-type="percentage" office:value="1" calcext:value-type="percentage">
            <text:p>100%</text:p>
          </table:table-cell>
          <table:table-cell table:style-name="ce56" table:formula="of:=IFERROR(IF([.M7]&gt;0;[.M7]/[.E7]; [.E7]);&quot;see value&quot;)" office:value-type="percentage" office:value="1" calcext:value-type="percentage">
            <text:p>100%</text:p>
          </table:table-cell>
          <table:table-cell table:style-name="ce56" table:formula="of:=IFERROR(IF([.N7]&gt;0;[.N7]/[.F7]; [.F7]);&quot;see value&quot;)" office:value-type="percentage" office:value="0" calcext:value-type="percentage">
            <text:p>0%</text:p>
          </table:table-cell>
          <table:table-cell table:style-name="ce56" table:formula="of:=IFERROR(IF([.O7]&gt;0;[.O7]/[.G7]; [.G7]);&quot;see value&quot;)" office:value-type="percentage" office:value="0" calcext:value-type="percentage">
            <text:p>0%</text:p>
          </table:table-cell>
          <table:table-cell table:style-name="ce56" table:formula="of:=IFERROR(IF([.P7]&gt;0;[.P7]/[.H7]; [.H7]);&quot;see value&quot;)" office:value-type="percentage" office:value="0" calcext:value-type="percentage">
            <text:p>0%</text:p>
          </table:table-cell>
          <table:table-cell table:style-name="ce56" table:formula="of:=IFERROR(IF([.Q7]&gt;0;[.Q7]/[.I7]; [.I7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mbat Chinook</text:p>
          </table:table-cell>
          <table:table-cell table:number-columns-repeated="4" table:style-name="ce16" office:value-type="float" office:value="60" calcext:value-type="float">
            <text:p>6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60" calcext:value-type="float">
            <text:p>6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8]&gt;0;[.J8]/[.B8]; [.B8]);&quot;see value&quot;)" office:value-type="percentage" office:value="1" calcext:value-type="percentage">
            <text:p>100%</text:p>
          </table:table-cell>
          <table:table-cell table:style-name="ce56" table:formula="of:=IFERROR(IF([.K8]&gt;0;[.K8]/[.C8]; [.C8]);&quot;see value&quot;)" office:value-type="percentage" office:value="1" calcext:value-type="percentage">
            <text:p>100%</text:p>
          </table:table-cell>
          <table:table-cell table:style-name="ce56" table:formula="of:=IFERROR(IF([.L8]&gt;0;[.L8]/[.D8]; [.D8]);&quot;see value&quot;)" office:value-type="percentage" office:value="1" calcext:value-type="percentage">
            <text:p>100%</text:p>
          </table:table-cell>
          <table:table-cell table:style-name="ce56" table:formula="of:=IFERROR(IF([.M8]&gt;0;[.M8]/[.E8]; [.E8]);&quot;see value&quot;)" office:value-type="percentage" office:value="1" calcext:value-type="percentage">
            <text:p>100%</text:p>
          </table:table-cell>
          <table:table-cell table:style-name="ce56" table:formula="of:=IFERROR(IF([.N8]&gt;0;[.N8]/[.F8]; [.F8]);&quot;see value&quot;)" office:value-type="percentage" office:value="0" calcext:value-type="percentage">
            <text:p>0%</text:p>
          </table:table-cell>
          <table:table-cell table:style-name="ce56" table:formula="of:=IFERROR(IF([.O8]&gt;0;[.O8]/[.G8]; [.G8]);&quot;see value&quot;)" office:value-type="percentage" office:value="0" calcext:value-type="percentage">
            <text:p>0%</text:p>
          </table:table-cell>
          <table:table-cell table:style-name="ce56" table:formula="of:=IFERROR(IF([.P8]&gt;0;[.P8]/[.H8]; [.H8]);&quot;see value&quot;)" office:value-type="percentage" office:value="0" calcext:value-type="percentage">
            <text:p>0%</text:p>
          </table:table-cell>
          <table:table-cell table:style-name="ce56" table:formula="of:=IFERROR(IF([.Q8]&gt;0;[.Q8]/[.I8]; [.I8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llection Truck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0" calcext:value-type="float">
            <text:p>5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9]&gt;0;[.J9]/[.B9]; [.B9]);&quot;see value&quot;)" office:value-type="percentage" office:value="1" calcext:value-type="percentage">
            <text:p>100%</text:p>
          </table:table-cell>
          <table:table-cell table:style-name="ce56" table:formula="of:=IFERROR(IF([.K9]&gt;0;[.K9]/[.C9]; [.C9]);&quot;see value&quot;)" office:value-type="percentage" office:value="1" calcext:value-type="percentage">
            <text:p>100%</text:p>
          </table:table-cell>
          <table:table-cell table:style-name="ce56" table:formula="of:=IFERROR(IF([.L9]&gt;0;[.L9]/[.D9]; [.D9]);&quot;see value&quot;)" office:value-type="percentage" office:value="1" calcext:value-type="percentage">
            <text:p>100%</text:p>
          </table:table-cell>
          <table:table-cell table:style-name="ce56" table:formula="of:=IFERROR(IF([.M9]&gt;0;[.M9]/[.E9]; [.E9]);&quot;see value&quot;)" office:value-type="percentage" office:value="1" calcext:value-type="percentage">
            <text:p>100%</text:p>
          </table:table-cell>
          <table:table-cell table:style-name="ce56" table:formula="of:=IFERROR(IF([.N9]&gt;0;[.N9]/[.F9]; [.F9]);&quot;see value&quot;)" office:value-type="percentage" office:value="0" calcext:value-type="percentage">
            <text:p>0%</text:p>
          </table:table-cell>
          <table:table-cell table:style-name="ce56" table:formula="of:=IFERROR(IF([.O9]&gt;0;[.O9]/[.G9]; [.G9]);&quot;see value&quot;)" office:value-type="percentage" office:value="0" calcext:value-type="percentage">
            <text:p>0%</text:p>
          </table:table-cell>
          <table:table-cell table:style-name="ce56" table:formula="of:=IFERROR(IF([.P9]&gt;0;[.P9]/[.H9]; [.H9]);&quot;see value&quot;)" office:value-type="percentage" office:value="0" calcext:value-type="percentage">
            <text:p>0%</text:p>
          </table:table-cell>
          <table:table-cell table:style-name="ce56" table:formula="of:=IFERROR(IF([.Q9]&gt;0;[.Q9]/[.I9]; [.I9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adar Van</text:p>
          </table:table-cell>
          <table:table-cell table:number-columns-repeated="4" table:style-name="ce16" office:value-type="float" office:value="20" calcext:value-type="float">
            <text:p>2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20" calcext:value-type="float">
            <text:p>2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10]&gt;0;[.J10]/[.B10]; [.B10]);&quot;see value&quot;)" office:value-type="percentage" office:value="1" calcext:value-type="percentage">
            <text:p>100%</text:p>
          </table:table-cell>
          <table:table-cell table:style-name="ce56" table:formula="of:=IFERROR(IF([.K10]&gt;0;[.K10]/[.C10]; [.C10]);&quot;see value&quot;)" office:value-type="percentage" office:value="1" calcext:value-type="percentage">
            <text:p>100%</text:p>
          </table:table-cell>
          <table:table-cell table:style-name="ce56" table:formula="of:=IFERROR(IF([.L10]&gt;0;[.L10]/[.D10]; [.D10]);&quot;see value&quot;)" office:value-type="percentage" office:value="1" calcext:value-type="percentage">
            <text:p>100%</text:p>
          </table:table-cell>
          <table:table-cell table:style-name="ce56" table:formula="of:=IFERROR(IF([.M10]&gt;0;[.M10]/[.E10]; [.E10]);&quot;see value&quot;)" office:value-type="percentage" office:value="1" calcext:value-type="percentage">
            <text:p>100%</text:p>
          </table:table-cell>
          <table:table-cell table:style-name="ce56" table:formula="of:=IFERROR(IF([.N10]&gt;0;[.N10]/[.F10]; [.F10]);&quot;see value&quot;)" office:value-type="percentage" office:value="0" calcext:value-type="percentage">
            <text:p>0%</text:p>
          </table:table-cell>
          <table:table-cell table:style-name="ce56" table:formula="of:=IFERROR(IF([.O10]&gt;0;[.O10]/[.G10]; [.G10]);&quot;see value&quot;)" office:value-type="percentage" office:value="0" calcext:value-type="percentage">
            <text:p>0%</text:p>
          </table:table-cell>
          <table:table-cell table:style-name="ce56" table:formula="of:=IFERROR(IF([.P10]&gt;0;[.P10]/[.H10]; [.H10]);&quot;see value&quot;)" office:value-type="percentage" office:value="0" calcext:value-type="percentage">
            <text:p>0%</text:p>
          </table:table-cell>
          <table:table-cell table:style-name="ce56" table:formula="of:=IFERROR(IF([.Q10]&gt;0;[.Q10]/[.I10]; [.I10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[Assault] Troop Crawler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" calcext:value-type="float">
            <text:p>5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11]&gt;0;[.J11]/[.B11]; [.B11]);&quot;see value&quot;)" office:value-type="string" office:string-value="see value" calcext:value-type="string">
            <text:p>see value</text:p>
          </table:table-cell>
          <table:table-cell table:style-name="ce56" table:formula="of:=IFERROR(IF([.K11]&gt;0;[.K11]/[.C11]; [.C11]);&quot;see value&quot;)" office:value-type="string" office:string-value="see value" calcext:value-type="string">
            <text:p>see value</text:p>
          </table:table-cell>
          <table:table-cell table:style-name="ce56" table:formula="of:=IFERROR(IF([.L11]&gt;0;[.L11]/[.D11]; [.D11]);&quot;see value&quot;)" office:value-type="string" office:string-value="see value" calcext:value-type="string">
            <text:p>see value</text:p>
          </table:table-cell>
          <table:table-cell table:style-name="ce56" table:formula="of:=IFERROR(IF([.M11]&gt;0;[.M11]/[.E11]; [.E11]);&quot;see value&quot;)" office:value-type="string" office:string-value="see value" calcext:value-type="string">
            <text:p>see value</text:p>
          </table:table-cell>
          <table:table-cell table:style-name="ce56" table:formula="of:=IFERROR(IF([.N11]&gt;0;[.N11]/[.F11]; [.F11]);&quot;see value&quot;)" office:value-type="percentage" office:value="0" calcext:value-type="percentage">
            <text:p>0%</text:p>
          </table:table-cell>
          <table:table-cell table:style-name="ce56" table:formula="of:=IFERROR(IF([.O11]&gt;0;[.O11]/[.G11]; [.G11]);&quot;see value&quot;)" office:value-type="percentage" office:value="0" calcext:value-type="percentage">
            <text:p>0%</text:p>
          </table:table-cell>
          <table:table-cell table:style-name="ce56" table:formula="of:=IFERROR(IF([.P11]&gt;0;[.P11]/[.H11]; [.H11]);&quot;see value&quot;)" office:value-type="percentage" office:value="0" calcext:value-type="percentage">
            <text:p>0%</text:p>
          </table:table-cell>
          <table:table-cell table:style-name="ce56" table:formula="of:=IFERROR(IF([.Q11]&gt;0;[.Q11]/[.I11]; [.I11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Listening/Attack Outpost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" calcext:value-type="float">
            <text:p>5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12]&gt;0;[.J12]/[.B12]; [.B12]);&quot;see value&quot;)" office:value-type="string" office:string-value="see value" calcext:value-type="string">
            <text:p>see value</text:p>
          </table:table-cell>
          <table:table-cell table:style-name="ce56" table:formula="of:=IFERROR(IF([.K12]&gt;0;[.K12]/[.C12]; [.C12]);&quot;see value&quot;)" office:value-type="string" office:string-value="see value" calcext:value-type="string">
            <text:p>see value</text:p>
          </table:table-cell>
          <table:table-cell table:style-name="ce56" table:formula="of:=IFERROR(IF([.L12]&gt;0;[.L12]/[.D12]; [.D12]);&quot;see value&quot;)" office:value-type="string" office:string-value="see value" calcext:value-type="string">
            <text:p>see value</text:p>
          </table:table-cell>
          <table:table-cell table:style-name="ce56" table:formula="of:=IFERROR(IF([.M12]&gt;0;[.M12]/[.E12]; [.E12]);&quot;see value&quot;)" office:value-type="string" office:string-value="see value" calcext:value-type="string">
            <text:p>see value</text:p>
          </table:table-cell>
          <table:table-cell table:style-name="ce56" table:formula="of:=IFERROR(IF([.N12]&gt;0;[.N12]/[.F12]; [.F12]);&quot;see value&quot;)" office:value-type="percentage" office:value="0" calcext:value-type="percentage">
            <text:p>0%</text:p>
          </table:table-cell>
          <table:table-cell table:style-name="ce56" table:formula="of:=IFERROR(IF([.O12]&gt;0;[.O12]/[.G12]; [.G12]);&quot;see value&quot;)" office:value-type="percentage" office:value="0" calcext:value-type="percentage">
            <text:p>0%</text:p>
          </table:table-cell>
          <table:table-cell table:style-name="ce56" table:formula="of:=IFERROR(IF([.P12]&gt;0;[.P12]/[.H12]; [.H12]);&quot;see value&quot;)" office:value-type="percentage" office:value="0" calcext:value-type="percentage">
            <text:p>0%</text:p>
          </table:table-cell>
          <table:table-cell table:style-name="ce56" table:formula="of:=IFERROR(IF([.Q12]&gt;0;[.Q12]/[.I12]; [.I12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Humvee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00" calcext:value-type="float">
            <text:p>300</text:p>
          </table:table-cell>
          <table:table-cell table:style-name="ce56" table:formula="of:=IFERROR(IF([.J13]&gt;0;[.J13]/[.B13]; [.B13]);&quot;see value&quot;)" office:value-type="percentage" office:value="1" calcext:value-type="percentage">
            <text:p>100%</text:p>
          </table:table-cell>
          <table:table-cell table:style-name="ce56" table:formula="of:=IFERROR(IF([.K13]&gt;0;[.K13]/[.C13]; [.C13]);&quot;see value&quot;)" office:value-type="percentage" office:value="1" calcext:value-type="percentage">
            <text:p>100%</text:p>
          </table:table-cell>
          <table:table-cell table:style-name="ce56" table:formula="of:=IFERROR(IF([.L13]&gt;0;[.L13]/[.D13]; [.D13]);&quot;see value&quot;)" office:value-type="percentage" office:value="1" calcext:value-type="percentage">
            <text:p>100%</text:p>
          </table:table-cell>
          <table:table-cell table:style-name="ce56" table:formula="of:=IFERROR(IF([.M13]&gt;0;[.M13]/[.E13]; [.E13]);&quot;see value&quot;)" office:value-type="percentage" office:value="1" calcext:value-type="percentage">
            <text:p>100%</text:p>
          </table:table-cell>
          <table:table-cell table:style-name="ce56" table:formula="of:=IFERROR(IF([.N13]&gt;0;[.N13]/[.F13]; [.F13]);&quot;see value&quot;)" office:value-type="percentage" office:value="0" calcext:value-type="percentage">
            <text:p>0%</text:p>
          </table:table-cell>
          <table:table-cell table:style-name="ce56" table:formula="of:=IFERROR(IF([.O13]&gt;0;[.O13]/[.G13]; [.G13]);&quot;see value&quot;)" office:value-type="percentage" office:value="1" calcext:value-type="percentage">
            <text:p>100%</text:p>
          </table:table-cell>
          <table:table-cell table:style-name="ce56" table:formula="of:=IFERROR(IF([.P13]&gt;0;[.P13]/[.H13]; [.H13]);&quot;see value&quot;)" office:value-type="percentage" office:value="1" calcext:value-type="percentage">
            <text:p>100%</text:p>
          </table:table-cell>
          <table:table-cell table:style-name="ce56" table:formula="of:=IFERROR(IF([.Q13]&gt;0;[.Q13]/[.I13]; [.I13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Ambulance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0" calcext:value-type="float">
            <text:p>5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14]&gt;0;[.J14]/[.B14]; [.B14]);&quot;see value&quot;)" office:value-type="percentage" office:value="1" calcext:value-type="percentage">
            <text:p>100%</text:p>
          </table:table-cell>
          <table:table-cell table:style-name="ce56" table:formula="of:=IFERROR(IF([.K14]&gt;0;[.K14]/[.C14]; [.C14]);&quot;see value&quot;)" office:value-type="percentage" office:value="1" calcext:value-type="percentage">
            <text:p>100%</text:p>
          </table:table-cell>
          <table:table-cell table:style-name="ce56" table:formula="of:=IFERROR(IF([.L14]&gt;0;[.L14]/[.D14]; [.D14]);&quot;see value&quot;)" office:value-type="percentage" office:value="1" calcext:value-type="percentage">
            <text:p>100%</text:p>
          </table:table-cell>
          <table:table-cell table:style-name="ce56" table:formula="of:=IFERROR(IF([.M14]&gt;0;[.M14]/[.E14]; [.E14]);&quot;see value&quot;)" office:value-type="percentage" office:value="1" calcext:value-type="percentage">
            <text:p>100%</text:p>
          </table:table-cell>
          <table:table-cell table:style-name="ce56" table:formula="of:=IFERROR(IF([.N14]&gt;0;[.N14]/[.F14]; [.F14]);&quot;see value&quot;)" office:value-type="percentage" office:value="0" calcext:value-type="percentage">
            <text:p>0%</text:p>
          </table:table-cell>
          <table:table-cell table:style-name="ce56" table:formula="of:=IFERROR(IF([.O14]&gt;0;[.O14]/[.G14]; [.G14]);&quot;see value&quot;)" office:value-type="percentage" office:value="0" calcext:value-type="percentage">
            <text:p>0%</text:p>
          </table:table-cell>
          <table:table-cell table:style-name="ce56" table:formula="of:=IFERROR(IF([.P14]&gt;0;[.P14]/[.H14]; [.H14]);&quot;see value&quot;)" office:value-type="percentage" office:value="0" calcext:value-type="percentage">
            <text:p>0%</text:p>
          </table:table-cell>
          <table:table-cell table:style-name="ce56" table:formula="of:=IFERROR(IF([.Q14]&gt;0;[.Q14]/[.I14]; [.I14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entry Drone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0" calcext:value-type="float">
            <text:p>5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15]&gt;0;[.J15]/[.B15]; [.B15]);&quot;see value&quot;)" office:value-type="percentage" office:value="1" calcext:value-type="percentage">
            <text:p>100%</text:p>
          </table:table-cell>
          <table:table-cell table:style-name="ce56" table:formula="of:=IFERROR(IF([.K15]&gt;0;[.K15]/[.C15]; [.C15]);&quot;see value&quot;)" office:value-type="percentage" office:value="1" calcext:value-type="percentage">
            <text:p>100%</text:p>
          </table:table-cell>
          <table:table-cell table:style-name="ce56" table:formula="of:=IFERROR(IF([.L15]&gt;0;[.L15]/[.D15]; [.D15]);&quot;see value&quot;)" office:value-type="percentage" office:value="1" calcext:value-type="percentage">
            <text:p>100%</text:p>
          </table:table-cell>
          <table:table-cell table:style-name="ce56" table:formula="of:=IFERROR(IF([.M15]&gt;0;[.M15]/[.E15]; [.E15]);&quot;see value&quot;)" office:value-type="percentage" office:value="1" calcext:value-type="percentage">
            <text:p>100%</text:p>
          </table:table-cell>
          <table:table-cell table:style-name="ce56" table:formula="of:=IFERROR(IF([.N15]&gt;0;[.N15]/[.F15]; [.F15]);&quot;see value&quot;)" office:value-type="percentage" office:value="0" calcext:value-type="percentage">
            <text:p>0%</text:p>
          </table:table-cell>
          <table:table-cell table:style-name="ce56" table:formula="of:=IFERROR(IF([.O15]&gt;0;[.O15]/[.G15]; [.G15]);&quot;see value&quot;)" office:value-type="percentage" office:value="0" calcext:value-type="percentage">
            <text:p>0%</text:p>
          </table:table-cell>
          <table:table-cell table:style-name="ce56" table:formula="of:=IFERROR(IF([.P15]&gt;0;[.P15]/[.H15]; [.H15]);&quot;see value&quot;)" office:value-type="percentage" office:value="0" calcext:value-type="percentage">
            <text:p>0%</text:p>
          </table:table-cell>
          <table:table-cell table:style-name="ce56" table:formula="of:=IFERROR(IF([.Q15]&gt;0;[.Q15]/[.I15]; [.I15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mbat Cycle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6" table:formula="of:=IFERROR(IF([.J16]&gt;0;[.J16]/[.B16]; [.B16]);&quot;see value&quot;)" office:value-type="percentage" office:value="1" calcext:value-type="percentage">
            <text:p>100%</text:p>
          </table:table-cell>
          <table:table-cell table:style-name="ce56" table:formula="of:=IFERROR(IF([.K16]&gt;0;[.K16]/[.C16]; [.C16]);&quot;see value&quot;)" office:value-type="percentage" office:value="1" calcext:value-type="percentage">
            <text:p>100%</text:p>
          </table:table-cell>
          <table:table-cell table:style-name="ce56" table:formula="of:=IFERROR(IF([.L16]&gt;0;[.L16]/[.D16]; [.D16]);&quot;see value&quot;)" office:value-type="percentage" office:value="1" calcext:value-type="percentage">
            <text:p>100%</text:p>
          </table:table-cell>
          <table:table-cell table:style-name="ce56" table:formula="of:=IFERROR(IF([.M16]&gt;0;[.M16]/[.E16]; [.E16]);&quot;see value&quot;)" office:value-type="percentage" office:value="1" calcext:value-type="percentage">
            <text:p>100%</text:p>
          </table:table-cell>
          <table:table-cell table:style-name="ce56" table:formula="of:=IFERROR(IF([.N16]&gt;0;[.N16]/[.F16]; [.F16]);&quot;see value&quot;)" office:value-type="percentage" office:value="0" calcext:value-type="percentage">
            <text:p>0%</text:p>
          </table:table-cell>
          <table:table-cell table:style-name="ce56" table:formula="of:=IFERROR(IF([.O16]&gt;0;[.O16]/[.G16]; [.G16]);&quot;see value&quot;)" office:value-type="percentage" office:value="0.5" calcext:value-type="percentage">
            <text:p>50%</text:p>
          </table:table-cell>
          <table:table-cell table:style-name="ce56" table:formula="of:=IFERROR(IF([.P16]&gt;0;[.P16]/[.H16]; [.H16]);&quot;see value&quot;)" office:value-type="percentage" office:value="0.5" calcext:value-type="percentage">
            <text:p>50%</text:p>
          </table:table-cell>
          <table:table-cell table:style-name="ce56" table:formula="of:=IFERROR(IF([.Q16]&gt;0;[.Q16]/[.I16]; [.I16]);&quot;see value&quot;)" office:value-type="percentage" office:value="0.5" calcext:value-type="percentage">
            <text:p>5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mbat Cycle + RPG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6" table:formula="of:=IFERROR(IF([.J17]&gt;0;[.J17]/[.B17]; [.B17]);&quot;see value&quot;)" office:value-type="percentage" office:value="1" calcext:value-type="percentage">
            <text:p>100%</text:p>
          </table:table-cell>
          <table:table-cell table:style-name="ce56" table:formula="of:=IFERROR(IF([.K17]&gt;0;[.K17]/[.C17]; [.C17]);&quot;see value&quot;)" office:value-type="percentage" office:value="1" calcext:value-type="percentage">
            <text:p>100%</text:p>
          </table:table-cell>
          <table:table-cell table:style-name="ce56" table:formula="of:=IFERROR(IF([.L17]&gt;0;[.L17]/[.D17]; [.D17]);&quot;see value&quot;)" office:value-type="percentage" office:value="1" calcext:value-type="percentage">
            <text:p>100%</text:p>
          </table:table-cell>
          <table:table-cell table:style-name="ce56" table:formula="of:=IFERROR(IF([.M17]&gt;0;[.M17]/[.E17]; [.E17]);&quot;see value&quot;)" office:value-type="percentage" office:value="1" calcext:value-type="percentage">
            <text:p>100%</text:p>
          </table:table-cell>
          <table:table-cell table:style-name="ce56" table:formula="of:=IFERROR(IF([.N17]&gt;0;[.N17]/[.F17]; [.F17]);&quot;see value&quot;)" office:value-type="percentage" office:value="0" calcext:value-type="percentage">
            <text:p>0%</text:p>
          </table:table-cell>
          <table:table-cell table:style-name="ce56" table:formula="of:=IFERROR(IF([.O17]&gt;0;[.O17]/[.G17]; [.G17]);&quot;see value&quot;)" office:value-type="percentage" office:value="0.5" calcext:value-type="percentage">
            <text:p>50%</text:p>
          </table:table-cell>
          <table:table-cell table:style-name="ce56" table:formula="of:=IFERROR(IF([.P17]&gt;0;[.P17]/[.H17]; [.H17]);&quot;see value&quot;)" office:value-type="percentage" office:value="0.5" calcext:value-type="percentage">
            <text:p>50%</text:p>
          </table:table-cell>
          <table:table-cell table:style-name="ce56" table:formula="of:=IFERROR(IF([.Q17]&gt;0;[.Q17]/[.I17]; [.I17]);&quot;see value&quot;)" office:value-type="percentage" office:value="0.5" calcext:value-type="percentage">
            <text:p>5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mbat Cycle + Terrorist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6" table:formula="of:=IFERROR(IF([.J18]&gt;0;[.J18]/[.B18]; [.B18]);&quot;see value&quot;)" office:value-type="percentage" office:value="1" calcext:value-type="percentage">
            <text:p>100%</text:p>
          </table:table-cell>
          <table:table-cell table:style-name="ce56" table:formula="of:=IFERROR(IF([.K18]&gt;0;[.K18]/[.C18]; [.C18]);&quot;see value&quot;)" office:value-type="percentage" office:value="1" calcext:value-type="percentage">
            <text:p>100%</text:p>
          </table:table-cell>
          <table:table-cell table:style-name="ce56" table:formula="of:=IFERROR(IF([.L18]&gt;0;[.L18]/[.D18]; [.D18]);&quot;see value&quot;)" office:value-type="percentage" office:value="1" calcext:value-type="percentage">
            <text:p>100%</text:p>
          </table:table-cell>
          <table:table-cell table:style-name="ce56" table:formula="of:=IFERROR(IF([.M18]&gt;0;[.M18]/[.E18]; [.E18]);&quot;see value&quot;)" office:value-type="percentage" office:value="1" calcext:value-type="percentage">
            <text:p>100%</text:p>
          </table:table-cell>
          <table:table-cell table:style-name="ce56" table:formula="of:=IFERROR(IF([.N18]&gt;0;[.N18]/[.F18]; [.F18]);&quot;see value&quot;)" office:value-type="percentage" office:value="0" calcext:value-type="percentage">
            <text:p>0%</text:p>
          </table:table-cell>
          <table:table-cell table:style-name="ce56" table:formula="of:=IFERROR(IF([.O18]&gt;0;[.O18]/[.G18]; [.G18]);&quot;see value&quot;)" office:value-type="percentage" office:value="0.5" calcext:value-type="percentage">
            <text:p>50%</text:p>
          </table:table-cell>
          <table:table-cell table:style-name="ce56" table:formula="of:=IFERROR(IF([.P18]&gt;0;[.P18]/[.H18]; [.H18]);&quot;see value&quot;)" office:value-type="percentage" office:value="0.5" calcext:value-type="percentage">
            <text:p>50%</text:p>
          </table:table-cell>
          <table:table-cell table:style-name="ce56" table:formula="of:=IFERROR(IF([.Q18]&gt;0;[.Q18]/[.I18]; [.I18]);&quot;see value&quot;)" office:value-type="percentage" office:value="0.5" calcext:value-type="percentage">
            <text:p>5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Technical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50" calcext:value-type="float">
            <text:p>150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50" calcext:value-type="float">
            <text:p>150</text:p>
          </table:table-cell>
          <table:table-cell table:style-name="ce56" table:formula="of:=IFERROR(IF([.J19]&gt;0;[.J19]/[.B19]; [.B19]);&quot;see value&quot;)" office:value-type="percentage" office:value="1" calcext:value-type="percentage">
            <text:p>100%</text:p>
          </table:table-cell>
          <table:table-cell table:style-name="ce56" table:formula="of:=IFERROR(IF([.K19]&gt;0;[.K19]/[.C19]; [.C19]);&quot;see value&quot;)" office:value-type="percentage" office:value="1" calcext:value-type="percentage">
            <text:p>100%</text:p>
          </table:table-cell>
          <table:table-cell table:style-name="ce56" table:formula="of:=IFERROR(IF([.L19]&gt;0;[.L19]/[.D19]; [.D19]);&quot;see value&quot;)" office:value-type="percentage" office:value="1" calcext:value-type="percentage">
            <text:p>100%</text:p>
          </table:table-cell>
          <table:table-cell table:style-name="ce56" table:formula="of:=IFERROR(IF([.M19]&gt;0;[.M19]/[.E19]; [.E19]);&quot;see value&quot;)" office:value-type="percentage" office:value="1" calcext:value-type="percentage">
            <text:p>100%</text:p>
          </table:table-cell>
          <table:table-cell table:style-name="ce56" table:formula="of:=IFERROR(IF([.N19]&gt;0;[.N19]/[.F19]; [.F19]);&quot;see value&quot;)" office:value-type="percentage" office:value="0" calcext:value-type="percentage">
            <text:p>0%</text:p>
          </table:table-cell>
          <table:table-cell table:style-name="ce56" table:formula="of:=IFERROR(IF([.O19]&gt;0;[.O19]/[.G19]; [.G19]);&quot;see value&quot;)" office:value-type="percentage" office:value="1" calcext:value-type="percentage">
            <text:p>100%</text:p>
          </table:table-cell>
          <table:table-cell table:style-name="ce56" table:formula="of:=IFERROR(IF([.P19]&gt;0;[.P19]/[.H19]; [.H19]);&quot;see value&quot;)" office:value-type="percentage" office:value="1" calcext:value-type="percentage">
            <text:p>100%</text:p>
          </table:table-cell>
          <table:table-cell table:style-name="ce56" table:formula="of:=IFERROR(IF([.Q19]&gt;0;[.Q19]/[.I19]; [.I19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Gatling Tank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6" table:formula="of:=IFERROR(IF([.J20]&gt;0;[.J20]/[.B20]; [.B20]);&quot;see value&quot;)" office:value-type="percentage" office:value="1" calcext:value-type="percentage">
            <text:p>100%</text:p>
          </table:table-cell>
          <table:table-cell table:style-name="ce56" table:formula="of:=IFERROR(IF([.K20]&gt;0;[.K20]/[.C20]; [.C20]);&quot;see value&quot;)" office:value-type="percentage" office:value="1" calcext:value-type="percentage">
            <text:p>100%</text:p>
          </table:table-cell>
          <table:table-cell table:style-name="ce56" table:formula="of:=IFERROR(IF([.L20]&gt;0;[.L20]/[.D20]; [.D20]);&quot;see value&quot;)" office:value-type="percentage" office:value="1" calcext:value-type="percentage">
            <text:p>100%</text:p>
          </table:table-cell>
          <table:table-cell table:style-name="ce56" table:formula="of:=IFERROR(IF([.M20]&gt;0;[.M20]/[.E20]; [.E20]);&quot;see value&quot;)" office:value-type="percentage" office:value="1" calcext:value-type="percentage">
            <text:p>100%</text:p>
          </table:table-cell>
          <table:table-cell table:style-name="ce56" table:formula="of:=IFERROR(IF([.N20]&gt;0;[.N20]/[.F20]; [.F20]);&quot;see value&quot;)" office:value-type="percentage" office:value="0" calcext:value-type="percentage">
            <text:p>0%</text:p>
          </table:table-cell>
          <table:table-cell table:style-name="ce56" table:formula="of:=IFERROR(IF([.O20]&gt;0;[.O20]/[.G20]; [.G20]);&quot;see value&quot;)" office:value-type="percentage" office:value="1" calcext:value-type="percentage">
            <text:p>100%</text:p>
          </table:table-cell>
          <table:table-cell table:style-name="ce56" table:formula="of:=IFERROR(IF([.P20]&gt;0;[.P20]/[.H20]; [.H20]);&quot;see value&quot;)" office:value-type="percentage" office:value="1" calcext:value-type="percentage">
            <text:p>100%</text:p>
          </table:table-cell>
          <table:table-cell table:style-name="ce56" table:formula="of:=IFERROR(IF([.Q20]&gt;0;[.Q20]/[.I20]; [.I20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Quad Cannon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00" calcext:value-type="float">
            <text:p>300</text:p>
          </table:table-cell>
          <table:table-cell table:style-name="ce56" table:formula="of:=IFERROR(IF([.J21]&gt;0;[.J21]/[.B21]; [.B21]);&quot;see value&quot;)" office:value-type="percentage" office:value="1" calcext:value-type="percentage">
            <text:p>100%</text:p>
          </table:table-cell>
          <table:table-cell table:style-name="ce56" table:formula="of:=IFERROR(IF([.K21]&gt;0;[.K21]/[.C21]; [.C21]);&quot;see value&quot;)" office:value-type="percentage" office:value="1" calcext:value-type="percentage">
            <text:p>100%</text:p>
          </table:table-cell>
          <table:table-cell table:style-name="ce56" table:formula="of:=IFERROR(IF([.L21]&gt;0;[.L21]/[.D21]; [.D21]);&quot;see value&quot;)" office:value-type="percentage" office:value="1" calcext:value-type="percentage">
            <text:p>100%</text:p>
          </table:table-cell>
          <table:table-cell table:style-name="ce56" table:formula="of:=IFERROR(IF([.M21]&gt;0;[.M21]/[.E21]; [.E21]);&quot;see value&quot;)" office:value-type="percentage" office:value="1" calcext:value-type="percentage">
            <text:p>100%</text:p>
          </table:table-cell>
          <table:table-cell table:style-name="ce56" table:formula="of:=IFERROR(IF([.N21]&gt;0;[.N21]/[.F21]; [.F21]);&quot;see value&quot;)" office:value-type="percentage" office:value="0" calcext:value-type="percentage">
            <text:p>0%</text:p>
          </table:table-cell>
          <table:table-cell table:style-name="ce56" table:formula="of:=IFERROR(IF([.O21]&gt;0;[.O21]/[.G21]; [.G21]);&quot;see value&quot;)" office:value-type="percentage" office:value="1" calcext:value-type="percentage">
            <text:p>100%</text:p>
          </table:table-cell>
          <table:table-cell table:style-name="ce56" table:formula="of:=IFERROR(IF([.P21]&gt;0;[.P21]/[.H21]; [.H21]);&quot;see value&quot;)" office:value-type="percentage" office:value="1" calcext:value-type="percentage">
            <text:p>100%</text:p>
          </table:table-cell>
          <table:table-cell table:style-name="ce56" table:formula="of:=IFERROR(IF([.Q21]&gt;0;[.Q21]/[.I21]; [.I21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Toxin Tractor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00" calcext:value-type="float">
            <text:p>300</text:p>
          </table:table-cell>
          <table:table-cell table:style-name="ce56" table:formula="of:=IFERROR(IF([.J22]&gt;0;[.J22]/[.B22]; [.B22]);&quot;see value&quot;)" office:value-type="percentage" office:value="1" calcext:value-type="percentage">
            <text:p>100%</text:p>
          </table:table-cell>
          <table:table-cell table:style-name="ce56" table:formula="of:=IFERROR(IF([.K22]&gt;0;[.K22]/[.C22]; [.C22]);&quot;see value&quot;)" office:value-type="percentage" office:value="1" calcext:value-type="percentage">
            <text:p>100%</text:p>
          </table:table-cell>
          <table:table-cell table:style-name="ce56" table:formula="of:=IFERROR(IF([.L22]&gt;0;[.L22]/[.D22]; [.D22]);&quot;see value&quot;)" office:value-type="percentage" office:value="1" calcext:value-type="percentage">
            <text:p>100%</text:p>
          </table:table-cell>
          <table:table-cell table:style-name="ce56" table:formula="of:=IFERROR(IF([.M22]&gt;0;[.M22]/[.E22]; [.E22]);&quot;see value&quot;)" office:value-type="percentage" office:value="1" calcext:value-type="percentage">
            <text:p>100%</text:p>
          </table:table-cell>
          <table:table-cell table:style-name="ce56" table:formula="of:=IFERROR(IF([.N22]&gt;0;[.N22]/[.F22]; [.F22]);&quot;see value&quot;)" office:value-type="percentage" office:value="0" calcext:value-type="percentage">
            <text:p>0%</text:p>
          </table:table-cell>
          <table:table-cell table:style-name="ce56" table:formula="of:=IFERROR(IF([.O22]&gt;0;[.O22]/[.G22]; [.G22]);&quot;see value&quot;)" office:value-type="percentage" office:value="1" calcext:value-type="percentage">
            <text:p>100%</text:p>
          </table:table-cell>
          <table:table-cell table:style-name="ce56" table:formula="of:=IFERROR(IF([.P22]&gt;0;[.P22]/[.H22]; [.H22]);&quot;see value&quot;)" office:value-type="percentage" office:value="1" calcext:value-type="percentage">
            <text:p>100%</text:p>
          </table:table-cell>
          <table:table-cell table:style-name="ce56" table:formula="of:=IFERROR(IF([.Q22]&gt;0;[.Q22]/[.I22]; [.I22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Dragon Tank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6" table:formula="of:=IFERROR(IF([.J23]&gt;0;[.J23]/[.B23]; [.B23]);&quot;see value&quot;)" office:value-type="percentage" office:value="1" calcext:value-type="percentage">
            <text:p>100%</text:p>
          </table:table-cell>
          <table:table-cell table:style-name="ce56" table:formula="of:=IFERROR(IF([.K23]&gt;0;[.K23]/[.C23]; [.C23]);&quot;see value&quot;)" office:value-type="percentage" office:value="1" calcext:value-type="percentage">
            <text:p>100%</text:p>
          </table:table-cell>
          <table:table-cell table:style-name="ce56" table:formula="of:=IFERROR(IF([.L23]&gt;0;[.L23]/[.D23]; [.D23]);&quot;see value&quot;)" office:value-type="percentage" office:value="1" calcext:value-type="percentage">
            <text:p>100%</text:p>
          </table:table-cell>
          <table:table-cell table:style-name="ce56" table:formula="of:=IFERROR(IF([.M23]&gt;0;[.M23]/[.E23]; [.E23]);&quot;see value&quot;)" office:value-type="percentage" office:value="1" calcext:value-type="percentage">
            <text:p>100%</text:p>
          </table:table-cell>
          <table:table-cell table:style-name="ce56" table:formula="of:=IFERROR(IF([.N23]&gt;0;[.N23]/[.F23]; [.F23]);&quot;see value&quot;)" office:value-type="percentage" office:value="0" calcext:value-type="percentage">
            <text:p>0%</text:p>
          </table:table-cell>
          <table:table-cell table:style-name="ce56" table:formula="of:=IFERROR(IF([.O23]&gt;0;[.O23]/[.G23]; [.G23]);&quot;see value&quot;)" office:value-type="percentage" office:value="1" calcext:value-type="percentage">
            <text:p>100%</text:p>
          </table:table-cell>
          <table:table-cell table:style-name="ce56" table:formula="of:=IFERROR(IF([.P23]&gt;0;[.P23]/[.H23]; [.H23]);&quot;see value&quot;)" office:value-type="percentage" office:value="1" calcext:value-type="percentage">
            <text:p>100%</text:p>
          </table:table-cell>
          <table:table-cell table:style-name="ce56" table:formula="of:=IFERROR(IF([.Q23]&gt;0;[.Q23]/[.I23]; [.I23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corpion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number-columns-repeated="2" table:style-name="ce55" office:value-type="float" office:value="60" calcext:value-type="float">
            <text:p>60</text:p>
          </table:table-cell>
          <table:table-cell table:style-name="ce55" office:value-type="float" office:value="120" calcext:value-type="float">
            <text:p>12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6" table:formula="of:=IFERROR(IF([.J24]&gt;0;[.J24]/[.B24]; [.B24]);&quot;see value&quot;)" office:value-type="percentage" office:value="1" calcext:value-type="percentage">
            <text:p>100%</text:p>
          </table:table-cell>
          <table:table-cell table:style-name="ce56" table:formula="of:=IFERROR(IF([.K24]&gt;0;[.K24]/[.C24]; [.C24]);&quot;see value&quot;)" office:value-type="percentage" office:value="1" calcext:value-type="percentage">
            <text:p>100%</text:p>
          </table:table-cell>
          <table:table-cell table:style-name="ce56" table:formula="of:=IFERROR(IF([.L24]&gt;0;[.L24]/[.D24]; [.D24]);&quot;see value&quot;)" office:value-type="percentage" office:value="1" calcext:value-type="percentage">
            <text:p>100%</text:p>
          </table:table-cell>
          <table:table-cell table:style-name="ce56" table:formula="of:=IFERROR(IF([.M24]&gt;0;[.M24]/[.E24]; [.E24]);&quot;see value&quot;)" office:value-type="percentage" office:value="1" calcext:value-type="percentage">
            <text:p>100%</text:p>
          </table:table-cell>
          <table:table-cell table:style-name="ce56" table:formula="of:=IFERROR(IF([.N24]&gt;0;[.N24]/[.F24]; [.F24]);&quot;see value&quot;)" office:value-type="percentage" office:value="0" calcext:value-type="percentage">
            <text:p>0%</text:p>
          </table:table-cell>
          <table:table-cell table:style-name="ce56" table:formula="of:=IFERROR(IF([.O24]&gt;0;[.O24]/[.G24]; [.G24]);&quot;see value&quot;)" office:value-type="percentage" office:value="1" calcext:value-type="percentage">
            <text:p>100%</text:p>
          </table:table-cell>
          <table:table-cell table:style-name="ce56" table:formula="of:=IFERROR(IF([.P24]&gt;0;[.P24]/[.H24]; [.H24]);&quot;see value&quot;)" office:value-type="percentage" office:value="1" calcext:value-type="percentage">
            <text:p>100%</text:p>
          </table:table-cell>
          <table:table-cell table:style-name="ce56" table:formula="of:=IFERROR(IF([.Q24]&gt;0;[.Q24]/[.I24]; [.I24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Battle Mast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5" office:value-type="float" office:value="70" calcext:value-type="float">
            <text:p>70</text:p>
          </table:table-cell>
          <table:table-cell table:style-name="ce55" office:value-type="float" office:value="140" calcext:value-type="float">
            <text:p>140</text:p>
          </table:table-cell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56" table:formula="of:=IFERROR(IF([.J25]&gt;0;[.J25]/[.B25]; [.B25]);&quot;see value&quot;)" office:value-type="percentage" office:value="0.7" calcext:value-type="percentage">
            <text:p>70%</text:p>
          </table:table-cell>
          <table:table-cell table:style-name="ce56" table:formula="of:=IFERROR(IF([.K25]&gt;0;[.K25]/[.C25]; [.C25]);&quot;see value&quot;)" office:value-type="percentage" office:value="0.7" calcext:value-type="percentage">
            <text:p>70%</text:p>
          </table:table-cell>
          <table:table-cell table:style-name="ce56" table:formula="of:=IFERROR(IF([.L25]&gt;0;[.L25]/[.D25]; [.D25]);&quot;see value&quot;)" office:value-type="percentage" office:value="0.7" calcext:value-type="percentage">
            <text:p>70%</text:p>
          </table:table-cell>
          <table:table-cell table:style-name="ce56" table:formula="of:=IFERROR(IF([.M25]&gt;0;[.M25]/[.E25]; [.E25]);&quot;see value&quot;)" office:value-type="percentage" office:value="0.7" calcext:value-type="percentage">
            <text:p>70%</text:p>
          </table:table-cell>
          <table:table-cell table:style-name="ce56" table:formula="of:=IFERROR(IF([.N25]&gt;0;[.N25]/[.F25]; [.F25]);&quot;see value&quot;)" office:value-type="percentage" office:value="0" calcext:value-type="percentage">
            <text:p>0%</text:p>
          </table:table-cell>
          <table:table-cell table:style-name="ce56" table:formula="of:=IFERROR(IF([.O25]&gt;0;[.O25]/[.G25]; [.G25]);&quot;see value&quot;)" office:value-type="percentage" office:value="1" calcext:value-type="percentage">
            <text:p>100%</text:p>
          </table:table-cell>
          <table:table-cell table:style-name="ce56" table:formula="of:=IFERROR(IF([.P25]&gt;0;[.P25]/[.H25]; [.H25]);&quot;see value&quot;)" office:value-type="percentage" office:value="1" calcext:value-type="percentage">
            <text:p>100%</text:p>
          </table:table-cell>
          <table:table-cell table:style-name="ce56" table:formula="of:=IFERROR(IF([.Q25]&gt;0;[.Q25]/[.I25]; [.I25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Maraud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5" office:value-type="float" office:value="70" calcext:value-type="float">
            <text:p>70</text:p>
          </table:table-cell>
          <table:table-cell table:style-name="ce55" office:value-type="float" office:value="140" calcext:value-type="float">
            <text:p>14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56" table:formula="of:=IFERROR(IF([.J26]&gt;0;[.J26]/[.B26]; [.B26]);&quot;see value&quot;)" office:value-type="percentage" office:value="0.7" calcext:value-type="percentage">
            <text:p>70%</text:p>
          </table:table-cell>
          <table:table-cell table:style-name="ce56" table:formula="of:=IFERROR(IF([.K26]&gt;0;[.K26]/[.C26]; [.C26]);&quot;see value&quot;)" office:value-type="percentage" office:value="0.7" calcext:value-type="percentage">
            <text:p>70%</text:p>
          </table:table-cell>
          <table:table-cell table:style-name="ce56" table:formula="of:=IFERROR(IF([.L26]&gt;0;[.L26]/[.D26]; [.D26]);&quot;see value&quot;)" office:value-type="percentage" office:value="0.7" calcext:value-type="percentage">
            <text:p>70%</text:p>
          </table:table-cell>
          <table:table-cell table:style-name="ce56" table:formula="of:=IFERROR(IF([.M26]&gt;0;[.M26]/[.E26]; [.E26]);&quot;see value&quot;)" office:value-type="percentage" office:value="1" calcext:value-type="percentage">
            <text:p>100%</text:p>
          </table:table-cell>
          <table:table-cell table:style-name="ce56" table:formula="of:=IFERROR(IF([.N26]&gt;0;[.N26]/[.F26]; [.F26]);&quot;see value&quot;)" office:value-type="percentage" office:value="0" calcext:value-type="percentage">
            <text:p>0%</text:p>
          </table:table-cell>
          <table:table-cell table:style-name="ce56" table:formula="of:=IFERROR(IF([.O26]&gt;0;[.O26]/[.G26]; [.G26]);&quot;see value&quot;)" office:value-type="percentage" office:value="1" calcext:value-type="percentage">
            <text:p>100%</text:p>
          </table:table-cell>
          <table:table-cell table:style-name="ce56" table:formula="of:=IFERROR(IF([.P26]&gt;0;[.P26]/[.H26]; [.H26]);&quot;see value&quot;)" office:value-type="percentage" office:value="1" calcext:value-type="percentage">
            <text:p>100%</text:p>
          </table:table-cell>
          <table:table-cell table:style-name="ce56" table:formula="of:=IFERROR(IF([.Q26]&gt;0;[.Q26]/[.I26]; [.I26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[Laser] Crusad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5" office:value-type="float" office:value="70" calcext:value-type="float">
            <text:p>70</text:p>
          </table:table-cell>
          <table:table-cell table:style-name="ce55" office:value-type="float" office:value="140" calcext:value-type="float">
            <text:p>140</text:p>
          </table:table-cell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56" table:formula="of:=IFERROR(IF([.J27]&gt;0;[.J27]/[.B27]; [.B27]);&quot;see value&quot;)" office:value-type="percentage" office:value="0.7" calcext:value-type="percentage">
            <text:p>70%</text:p>
          </table:table-cell>
          <table:table-cell table:style-name="ce56" table:formula="of:=IFERROR(IF([.K27]&gt;0;[.K27]/[.C27]; [.C27]);&quot;see value&quot;)" office:value-type="percentage" office:value="0.7" calcext:value-type="percentage">
            <text:p>70%</text:p>
          </table:table-cell>
          <table:table-cell table:style-name="ce56" table:formula="of:=IFERROR(IF([.L27]&gt;0;[.L27]/[.D27]; [.D27]);&quot;see value&quot;)" office:value-type="percentage" office:value="0.7" calcext:value-type="percentage">
            <text:p>70%</text:p>
          </table:table-cell>
          <table:table-cell table:style-name="ce56" table:formula="of:=IFERROR(IF([.M27]&gt;0;[.M27]/[.E27]; [.E27]);&quot;see value&quot;)" office:value-type="percentage" office:value="0.7" calcext:value-type="percentage">
            <text:p>70%</text:p>
          </table:table-cell>
          <table:table-cell table:style-name="ce56" table:formula="of:=IFERROR(IF([.N27]&gt;0;[.N27]/[.F27]; [.F27]);&quot;see value&quot;)" office:value-type="percentage" office:value="0" calcext:value-type="percentage">
            <text:p>0%</text:p>
          </table:table-cell>
          <table:table-cell table:style-name="ce56" table:formula="of:=IFERROR(IF([.O27]&gt;0;[.O27]/[.G27]; [.G27]);&quot;see value&quot;)" office:value-type="percentage" office:value="1" calcext:value-type="percentage">
            <text:p>100%</text:p>
          </table:table-cell>
          <table:table-cell table:style-name="ce56" table:formula="of:=IFERROR(IF([.P27]&gt;0;[.P27]/[.H27]; [.H27]);&quot;see value&quot;)" office:value-type="percentage" office:value="1" calcext:value-type="percentage">
            <text:p>100%</text:p>
          </table:table-cell>
          <table:table-cell table:style-name="ce56" table:formula="of:=IFERROR(IF([.Q27]&gt;0;[.Q27]/[.I27]; [.I27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Paladin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5" office:value-type="float" office:value="70" calcext:value-type="float">
            <text:p>70</text:p>
          </table:table-cell>
          <table:table-cell table:style-name="ce55" office:value-type="float" office:value="140" calcext:value-type="float">
            <text:p>140</text:p>
          </table:table-cell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56" table:formula="of:=IFERROR(IF([.J28]&gt;0;[.J28]/[.B28]; [.B28]);&quot;see value&quot;)" office:value-type="percentage" office:value="0.7" calcext:value-type="percentage">
            <text:p>70%</text:p>
          </table:table-cell>
          <table:table-cell table:style-name="ce56" table:formula="of:=IFERROR(IF([.K28]&gt;0;[.K28]/[.C28]; [.C28]);&quot;see value&quot;)" office:value-type="percentage" office:value="0.7" calcext:value-type="percentage">
            <text:p>70%</text:p>
          </table:table-cell>
          <table:table-cell table:style-name="ce56" table:formula="of:=IFERROR(IF([.L28]&gt;0;[.L28]/[.D28]; [.D28]);&quot;see value&quot;)" office:value-type="percentage" office:value="0.7" calcext:value-type="percentage">
            <text:p>70%</text:p>
          </table:table-cell>
          <table:table-cell table:style-name="ce56" table:formula="of:=IFERROR(IF([.M28]&gt;0;[.M28]/[.E28]; [.E28]);&quot;see value&quot;)" office:value-type="percentage" office:value="0.7" calcext:value-type="percentage">
            <text:p>70%</text:p>
          </table:table-cell>
          <table:table-cell table:style-name="ce56" table:formula="of:=IFERROR(IF([.N28]&gt;0;[.N28]/[.F28]; [.F28]);&quot;see value&quot;)" office:value-type="percentage" office:value="0" calcext:value-type="percentage">
            <text:p>0%</text:p>
          </table:table-cell>
          <table:table-cell table:style-name="ce56" table:formula="of:=IFERROR(IF([.O28]&gt;0;[.O28]/[.G28]; [.G28]);&quot;see value&quot;)" office:value-type="percentage" office:value="1" calcext:value-type="percentage">
            <text:p>100%</text:p>
          </table:table-cell>
          <table:table-cell table:style-name="ce56" table:formula="of:=IFERROR(IF([.P28]&gt;0;[.P28]/[.H28]; [.H28]);&quot;see value&quot;)" office:value-type="percentage" office:value="1" calcext:value-type="percentage">
            <text:p>100%</text:p>
          </table:table-cell>
          <table:table-cell table:style-name="ce56" table:formula="of:=IFERROR(IF([.Q28]&gt;0;[.Q28]/[.I28]; [.I28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Microwave Tank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5" office:value-type="float" office:value="70" calcext:value-type="float">
            <text:p>70</text:p>
          </table:table-cell>
          <table:table-cell table:style-name="ce55" office:value-type="float" office:value="140" calcext:value-type="float">
            <text:p>140</text:p>
          </table:table-cell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56" table:formula="of:=IFERROR(IF([.J29]&gt;0;[.J29]/[.B29]; [.B29]);&quot;see value&quot;)" office:value-type="percentage" office:value="0.7" calcext:value-type="percentage">
            <text:p>70%</text:p>
          </table:table-cell>
          <table:table-cell table:style-name="ce56" table:formula="of:=IFERROR(IF([.K29]&gt;0;[.K29]/[.C29]; [.C29]);&quot;see value&quot;)" office:value-type="percentage" office:value="0.7" calcext:value-type="percentage">
            <text:p>70%</text:p>
          </table:table-cell>
          <table:table-cell table:style-name="ce56" table:formula="of:=IFERROR(IF([.L29]&gt;0;[.L29]/[.D29]; [.D29]);&quot;see value&quot;)" office:value-type="percentage" office:value="0.7" calcext:value-type="percentage">
            <text:p>70%</text:p>
          </table:table-cell>
          <table:table-cell table:style-name="ce56" table:formula="of:=IFERROR(IF([.M29]&gt;0;[.M29]/[.E29]; [.E29]);&quot;see value&quot;)" office:value-type="percentage" office:value="0.7" calcext:value-type="percentage">
            <text:p>70%</text:p>
          </table:table-cell>
          <table:table-cell table:style-name="ce56" table:formula="of:=IFERROR(IF([.N29]&gt;0;[.N29]/[.F29]; [.F29]);&quot;see value&quot;)" office:value-type="percentage" office:value="0" calcext:value-type="percentage">
            <text:p>0%</text:p>
          </table:table-cell>
          <table:table-cell table:style-name="ce56" table:formula="of:=IFERROR(IF([.O29]&gt;0;[.O29]/[.G29]; [.G29]);&quot;see value&quot;)" office:value-type="percentage" office:value="1" calcext:value-type="percentage">
            <text:p>100%</text:p>
          </table:table-cell>
          <table:table-cell table:style-name="ce56" table:formula="of:=IFERROR(IF([.P29]&gt;0;[.P29]/[.H29]; [.H29]);&quot;see value&quot;)" office:value-type="percentage" office:value="1" calcext:value-type="percentage">
            <text:p>100%</text:p>
          </table:table-cell>
          <table:table-cell table:style-name="ce56" table:formula="of:=IFERROR(IF([.Q29]&gt;0;[.Q29]/[.I29]; [.I29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[Emperor] Overlord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1200" calcext:value-type="float">
            <text:p>1200</text:p>
          </table:table-cell>
          <table:table-cell table:style-name="ce56" table:formula="of:=IFERROR(IF([.J30]&gt;0;[.J30]/[.B30]; [.B30]);&quot;see value&quot;)" office:value-type="percentage" office:value="1" calcext:value-type="percentage">
            <text:p>100%</text:p>
          </table:table-cell>
          <table:table-cell table:style-name="ce56" table:formula="of:=IFERROR(IF([.K30]&gt;0;[.K30]/[.C30]; [.C30]);&quot;see value&quot;)" office:value-type="percentage" office:value="1" calcext:value-type="percentage">
            <text:p>100%</text:p>
          </table:table-cell>
          <table:table-cell table:style-name="ce56" table:formula="of:=IFERROR(IF([.L30]&gt;0;[.L30]/[.D30]; [.D30]);&quot;see value&quot;)" office:value-type="percentage" office:value="1" calcext:value-type="percentage">
            <text:p>100%</text:p>
          </table:table-cell>
          <table:table-cell table:style-name="ce56" table:formula="of:=IFERROR(IF([.M30]&gt;0;[.M30]/[.E30]; [.E30]);&quot;see value&quot;)" office:value-type="percentage" office:value="1" calcext:value-type="percentage">
            <text:p>100%</text:p>
          </table:table-cell>
          <table:table-cell table:style-name="ce56" table:formula="of:=IFERROR(IF([.N30]&gt;0;[.N30]/[.F30]; [.F30]);&quot;see value&quot;)" office:value-type="percentage" office:value="0" calcext:value-type="percentage">
            <text:p>0%</text:p>
          </table:table-cell>
          <table:table-cell table:style-name="ce56" table:formula="of:=IFERROR(IF([.O30]&gt;0;[.O30]/[.G30]; [.G30]);&quot;see value&quot;)" office:value-type="percentage" office:value="1" calcext:value-type="percentage">
            <text:p>100%</text:p>
          </table:table-cell>
          <table:table-cell table:style-name="ce56" table:formula="of:=IFERROR(IF([.P30]&gt;0;[.P30]/[.H30]; [.H30]);&quot;see value&quot;)" office:value-type="percentage" office:value="1" calcext:value-type="percentage">
            <text:p>100%</text:p>
          </table:table-cell>
          <table:table-cell table:style-name="ce56" table:formula="of:=IFERROR(IF([.Q30]&gt;0;[.Q30]/[.I30]; [.I30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ECM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300" calcext:value-type="float">
            <text:p>300</text:p>
          </table:table-cell>
          <table:table-cell table:style-name="ce56" table:formula="of:=IFERROR(IF([.J31]&gt;0;[.J31]/[.B31]; [.B31]);&quot;see value&quot;)" office:value-type="percentage" office:value="1" calcext:value-type="percentage">
            <text:p>100%</text:p>
          </table:table-cell>
          <table:table-cell table:style-name="ce56" table:formula="of:=IFERROR(IF([.K31]&gt;0;[.K31]/[.C31]; [.C31]);&quot;see value&quot;)" office:value-type="percentage" office:value="1" calcext:value-type="percentage">
            <text:p>100%</text:p>
          </table:table-cell>
          <table:table-cell table:style-name="ce56" table:formula="of:=IFERROR(IF([.L31]&gt;0;[.L31]/[.D31]; [.D31]);&quot;see value&quot;)" office:value-type="percentage" office:value="1" calcext:value-type="percentage">
            <text:p>100%</text:p>
          </table:table-cell>
          <table:table-cell table:style-name="ce56" table:formula="of:=IFERROR(IF([.M31]&gt;0;[.M31]/[.E31]; [.E31]);&quot;see value&quot;)" office:value-type="percentage" office:value="1" calcext:value-type="percentage">
            <text:p>100%</text:p>
          </table:table-cell>
          <table:table-cell table:style-name="ce56" table:formula="of:=IFERROR(IF([.N31]&gt;0;[.N31]/[.F31]; [.F31]);&quot;see value&quot;)" office:value-type="percentage" office:value="0" calcext:value-type="percentage">
            <text:p>0%</text:p>
          </table:table-cell>
          <table:table-cell table:style-name="ce56" table:formula="of:=IFERROR(IF([.O31]&gt;0;[.O31]/[.G31]; [.G31]);&quot;see value&quot;)" office:value-type="percentage" office:value="1" calcext:value-type="percentage">
            <text:p>100%</text:p>
          </table:table-cell>
          <table:table-cell table:style-name="ce56" table:formula="of:=IFERROR(IF([.P31]&gt;0;[.P31]/[.H31]; [.H31]);&quot;see value&quot;)" office:value-type="percentage" office:value="1" calcext:value-type="percentage">
            <text:p>100%</text:p>
          </table:table-cell>
          <table:table-cell table:style-name="ce56" table:formula="of:=IFERROR(IF([.Q31]&gt;0;[.Q31]/[.I31]; [.I31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Avenger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0" calcext:value-type="float">
            <text:p>600</text:p>
          </table:table-cell>
          <table:table-cell table:number-columns-repeated="2"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600" calcext:value-type="float">
            <text:p>600</text:p>
          </table:table-cell>
          <table:table-cell table:style-name="ce56" table:formula="of:=IFERROR(IF([.J32]&gt;0;[.J32]/[.B32]; [.B32]);&quot;see value&quot;)" office:value-type="percentage" office:value="1" calcext:value-type="percentage">
            <text:p>100%</text:p>
          </table:table-cell>
          <table:table-cell table:style-name="ce56" table:formula="of:=IFERROR(IF([.K32]&gt;0;[.K32]/[.C32]; [.C32]);&quot;see value&quot;)" office:value-type="percentage" office:value="1" calcext:value-type="percentage">
            <text:p>100%</text:p>
          </table:table-cell>
          <table:table-cell table:style-name="ce56" table:formula="of:=IFERROR(IF([.L32]&gt;0;[.L32]/[.D32]; [.D32]);&quot;see value&quot;)" office:value-type="percentage" office:value="1" calcext:value-type="percentage">
            <text:p>100%</text:p>
          </table:table-cell>
          <table:table-cell table:style-name="ce56" table:formula="of:=IFERROR(IF([.M32]&gt;0;[.M32]/[.E32]; [.E32]);&quot;see value&quot;)" office:value-type="percentage" office:value="1" calcext:value-type="percentage">
            <text:p>100%</text:p>
          </table:table-cell>
          <table:table-cell table:style-name="ce56" table:formula="of:=IFERROR(IF([.N32]&gt;0;[.N32]/[.F32]; [.F32]);&quot;see value&quot;)" office:value-type="percentage" office:value="0" calcext:value-type="percentage">
            <text:p>0%</text:p>
          </table:table-cell>
          <table:table-cell table:style-name="ce56" table:formula="of:=IFERROR(IF([.O32]&gt;0;[.O32]/[.G32]; [.G32]);&quot;see value&quot;)" office:value-type="percentage" office:value="1" calcext:value-type="percentage">
            <text:p>100%</text:p>
          </table:table-cell>
          <table:table-cell table:style-name="ce56" table:formula="of:=IFERROR(IF([.P32]&gt;0;[.P32]/[.H32]; [.H32]);&quot;see value&quot;)" office:value-type="percentage" office:value="1" calcext:value-type="percentage">
            <text:p>100%</text:p>
          </table:table-cell>
          <table:table-cell table:style-name="ce56" table:formula="of:=IFERROR(IF([.Q32]&gt;0;[.Q32]/[.I32]; [.I32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Battle Bus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0" calcext:value-type="float">
            <text:p>5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33]&gt;0;[.J33]/[.B33]; [.B33]);&quot;see value&quot;)" office:value-type="percentage" office:value="1" calcext:value-type="percentage">
            <text:p>100%</text:p>
          </table:table-cell>
          <table:table-cell table:style-name="ce56" table:formula="of:=IFERROR(IF([.K33]&gt;0;[.K33]/[.C33]; [.C33]);&quot;see value&quot;)" office:value-type="percentage" office:value="1" calcext:value-type="percentage">
            <text:p>100%</text:p>
          </table:table-cell>
          <table:table-cell table:style-name="ce56" table:formula="of:=IFERROR(IF([.L33]&gt;0;[.L33]/[.D33]; [.D33]);&quot;see value&quot;)" office:value-type="percentage" office:value="1" calcext:value-type="percentage">
            <text:p>100%</text:p>
          </table:table-cell>
          <table:table-cell table:style-name="ce56" table:formula="of:=IFERROR(IF([.M33]&gt;0;[.M33]/[.E33]; [.E33]);&quot;see value&quot;)" office:value-type="percentage" office:value="1" calcext:value-type="percentage">
            <text:p>100%</text:p>
          </table:table-cell>
          <table:table-cell table:style-name="ce56" table:formula="of:=IFERROR(IF([.N33]&gt;0;[.N33]/[.F33]; [.F33]);&quot;see value&quot;)" office:value-type="percentage" office:value="0" calcext:value-type="percentage">
            <text:p>0%</text:p>
          </table:table-cell>
          <table:table-cell table:style-name="ce56" table:formula="of:=IFERROR(IF([.O33]&gt;0;[.O33]/[.G33]; [.G33]);&quot;see value&quot;)" office:value-type="percentage" office:value="0" calcext:value-type="percentage">
            <text:p>0%</text:p>
          </table:table-cell>
          <table:table-cell table:style-name="ce56" table:formula="of:=IFERROR(IF([.P33]&gt;0;[.P33]/[.H33]; [.H33]);&quot;see value&quot;)" office:value-type="percentage" office:value="0" calcext:value-type="percentage">
            <text:p>0%</text:p>
          </table:table-cell>
          <table:table-cell table:style-name="ce56" table:formula="of:=IFERROR(IF([.Q33]&gt;0;[.Q33]/[.I33]; [.I33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Bomb Truck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4" table:style-name="ce55" office:value-type="float" office:value="50" calcext:value-type="float">
            <text:p>5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6" table:formula="of:=IFERROR(IF([.J34]&gt;0;[.J34]/[.B34]; [.B34]);&quot;see value&quot;)" office:value-type="percentage" office:value="1" calcext:value-type="percentage">
            <text:p>100%</text:p>
          </table:table-cell>
          <table:table-cell table:style-name="ce56" table:formula="of:=IFERROR(IF([.K34]&gt;0;[.K34]/[.C34]; [.C34]);&quot;see value&quot;)" office:value-type="percentage" office:value="1" calcext:value-type="percentage">
            <text:p>100%</text:p>
          </table:table-cell>
          <table:table-cell table:style-name="ce56" table:formula="of:=IFERROR(IF([.L34]&gt;0;[.L34]/[.D34]; [.D34]);&quot;see value&quot;)" office:value-type="percentage" office:value="1" calcext:value-type="percentage">
            <text:p>100%</text:p>
          </table:table-cell>
          <table:table-cell table:style-name="ce56" table:formula="of:=IFERROR(IF([.M34]&gt;0;[.M34]/[.E34]; [.E34]);&quot;see value&quot;)" office:value-type="percentage" office:value="1" calcext:value-type="percentage">
            <text:p>100%</text:p>
          </table:table-cell>
          <table:table-cell table:style-name="ce56" table:formula="of:=IFERROR(IF([.N34]&gt;0;[.N34]/[.F34]; [.F34]);&quot;see value&quot;)" office:value-type="percentage" office:value="0" calcext:value-type="percentage">
            <text:p>0%</text:p>
          </table:table-cell>
          <table:table-cell table:style-name="ce56" table:formula="of:=IFERROR(IF([.O34]&gt;0;[.O34]/[.G34]; [.G34]);&quot;see value&quot;)" office:value-type="percentage" office:value="0" calcext:value-type="percentage">
            <text:p>0%</text:p>
          </table:table-cell>
          <table:table-cell table:style-name="ce56" table:formula="of:=IFERROR(IF([.P34]&gt;0;[.P34]/[.H34]; [.H34]);&quot;see value&quot;)" office:value-type="percentage" office:value="0" calcext:value-type="percentage">
            <text:p>0%</text:p>
          </table:table-cell>
          <table:table-cell table:style-name="ce56" table:formula="of:=IFERROR(IF([.Q34]&gt;0;[.Q34]/[.I34]; [.I34]);&quot;see value&quot;)" office:value-type="percentage" office:value="0" calcext:value-type="percentage">
            <text:p>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Tomahawk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800" calcext:value-type="float">
            <text:p>800</text:p>
          </table:table-cell>
          <table:table-cell table:style-name="ce56" table:formula="of:=IFERROR(IF([.J35]&gt;0;[.J35]/[.B35]; [.B35]);&quot;see value&quot;)" office:value-type="percentage" office:value="1" calcext:value-type="percentage">
            <text:p>100%</text:p>
          </table:table-cell>
          <table:table-cell table:style-name="ce56" table:formula="of:=IFERROR(IF([.K35]&gt;0;[.K35]/[.C35]; [.C35]);&quot;see value&quot;)" office:value-type="percentage" office:value="1" calcext:value-type="percentage">
            <text:p>100%</text:p>
          </table:table-cell>
          <table:table-cell table:style-name="ce56" table:formula="of:=IFERROR(IF([.L35]&gt;0;[.L35]/[.D35]; [.D35]);&quot;see value&quot;)" office:value-type="percentage" office:value="1" calcext:value-type="percentage">
            <text:p>100%</text:p>
          </table:table-cell>
          <table:table-cell table:style-name="ce56" table:formula="of:=IFERROR(IF([.M35]&gt;0;[.M35]/[.E35]; [.E35]);&quot;see value&quot;)" office:value-type="percentage" office:value="1" calcext:value-type="percentage">
            <text:p>100%</text:p>
          </table:table-cell>
          <table:table-cell table:style-name="ce56" table:formula="of:=IFERROR(IF([.N35]&gt;0;[.N35]/[.F35]; [.F35]);&quot;see value&quot;)" office:value-type="percentage" office:value="0" calcext:value-type="percentage">
            <text:p>0%</text:p>
          </table:table-cell>
          <table:table-cell table:style-name="ce56" table:formula="of:=IFERROR(IF([.O35]&gt;0;[.O35]/[.G35]; [.G35]);&quot;see value&quot;)" office:value-type="percentage" office:value="1" calcext:value-type="percentage">
            <text:p>100%</text:p>
          </table:table-cell>
          <table:table-cell table:style-name="ce56" table:formula="of:=IFERROR(IF([.P35]&gt;0;[.P35]/[.H35]; [.H35]);&quot;see value&quot;)" office:value-type="percentage" office:value="1" calcext:value-type="percentage">
            <text:p>100%</text:p>
          </table:table-cell>
          <table:table-cell table:style-name="ce56" table:formula="of:=IFERROR(IF([.Q35]&gt;0;[.Q35]/[.I35]; [.I35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ocket Buggy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800" calcext:value-type="float">
            <text:p>8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800" calcext:value-type="float">
            <text:p>800</text:p>
          </table:table-cell>
          <table:table-cell table:style-name="ce56" table:formula="of:=IFERROR(IF([.J36]&gt;0;[.J36]/[.B36]; [.B36]);&quot;see value&quot;)" office:value-type="percentage" office:value="1" calcext:value-type="percentage">
            <text:p>100%</text:p>
          </table:table-cell>
          <table:table-cell table:style-name="ce56" table:formula="of:=IFERROR(IF([.K36]&gt;0;[.K36]/[.C36]; [.C36]);&quot;see value&quot;)" office:value-type="percentage" office:value="1" calcext:value-type="percentage">
            <text:p>100%</text:p>
          </table:table-cell>
          <table:table-cell table:style-name="ce56" table:formula="of:=IFERROR(IF([.L36]&gt;0;[.L36]/[.D36]; [.D36]);&quot;see value&quot;)" office:value-type="percentage" office:value="1" calcext:value-type="percentage">
            <text:p>100%</text:p>
          </table:table-cell>
          <table:table-cell table:style-name="ce56" table:formula="of:=IFERROR(IF([.M36]&gt;0;[.M36]/[.E36]; [.E36]);&quot;see value&quot;)" office:value-type="percentage" office:value="1" calcext:value-type="percentage">
            <text:p>100%</text:p>
          </table:table-cell>
          <table:table-cell table:style-name="ce56" table:formula="of:=IFERROR(IF([.N36]&gt;0;[.N36]/[.F36]; [.F36]);&quot;see value&quot;)" office:value-type="percentage" office:value="0" calcext:value-type="percentage">
            <text:p>0%</text:p>
          </table:table-cell>
          <table:table-cell table:style-name="ce56" table:formula="of:=IFERROR(IF([.O36]&gt;0;[.O36]/[.G36]; [.G36]);&quot;see value&quot;)" office:value-type="percentage" office:value="1" calcext:value-type="percentage">
            <text:p>100%</text:p>
          </table:table-cell>
          <table:table-cell table:style-name="ce56" table:formula="of:=IFERROR(IF([.P36]&gt;0;[.P36]/[.H36]; [.H36]);&quot;see value&quot;)" office:value-type="percentage" office:value="1" calcext:value-type="percentage">
            <text:p>100%</text:p>
          </table:table-cell>
          <table:table-cell table:style-name="ce56" table:formula="of:=IFERROR(IF([.Q36]&gt;0;[.Q36]/[.I36]; [.I36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cud Launcher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6" table:formula="of:=IFERROR(IF([.J37]&gt;0;[.J37]/[.B37]; [.B37]);&quot;see value&quot;)" office:value-type="percentage" office:value="1" calcext:value-type="percentage">
            <text:p>100%</text:p>
          </table:table-cell>
          <table:table-cell table:style-name="ce56" table:formula="of:=IFERROR(IF([.K37]&gt;0;[.K37]/[.C37]; [.C37]);&quot;see value&quot;)" office:value-type="percentage" office:value="1" calcext:value-type="percentage">
            <text:p>100%</text:p>
          </table:table-cell>
          <table:table-cell table:style-name="ce56" table:formula="of:=IFERROR(IF([.L37]&gt;0;[.L37]/[.D37]; [.D37]);&quot;see value&quot;)" office:value-type="percentage" office:value="1" calcext:value-type="percentage">
            <text:p>100%</text:p>
          </table:table-cell>
          <table:table-cell table:style-name="ce56" table:formula="of:=IFERROR(IF([.M37]&gt;0;[.M37]/[.E37]; [.E37]);&quot;see value&quot;)" office:value-type="percentage" office:value="1" calcext:value-type="percentage">
            <text:p>100%</text:p>
          </table:table-cell>
          <table:table-cell table:style-name="ce56" table:formula="of:=IFERROR(IF([.N37]&gt;0;[.N37]/[.F37]; [.F37]);&quot;see value&quot;)" office:value-type="percentage" office:value="0" calcext:value-type="percentage">
            <text:p>0%</text:p>
          </table:table-cell>
          <table:table-cell table:style-name="ce56" table:formula="of:=IFERROR(IF([.O37]&gt;0;[.O37]/[.G37]; [.G37]);&quot;see value&quot;)" office:value-type="percentage" office:value="1" calcext:value-type="percentage">
            <text:p>100%</text:p>
          </table:table-cell>
          <table:table-cell table:style-name="ce56" table:formula="of:=IFERROR(IF([.P37]&gt;0;[.P37]/[.H37]; [.H37]);&quot;see value&quot;)" office:value-type="percentage" office:value="1" calcext:value-type="percentage">
            <text:p>100%</text:p>
          </table:table-cell>
          <table:table-cell table:style-name="ce56" table:formula="of:=IFERROR(IF([.Q37]&gt;0;[.Q37]/[.I37]; [.I37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Inferno Cannon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number-columns-repeated="2"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6" table:formula="of:=IFERROR(IF([.J38]&gt;0;[.J38]/[.B38]; [.B38]);&quot;see value&quot;)" office:value-type="percentage" office:value="1" calcext:value-type="percentage">
            <text:p>100%</text:p>
          </table:table-cell>
          <table:table-cell table:style-name="ce56" table:formula="of:=IFERROR(IF([.K38]&gt;0;[.K38]/[.C38]; [.C38]);&quot;see value&quot;)" office:value-type="percentage" office:value="1" calcext:value-type="percentage">
            <text:p>100%</text:p>
          </table:table-cell>
          <table:table-cell table:style-name="ce56" table:formula="of:=IFERROR(IF([.L38]&gt;0;[.L38]/[.D38]; [.D38]);&quot;see value&quot;)" office:value-type="percentage" office:value="1" calcext:value-type="percentage">
            <text:p>100%</text:p>
          </table:table-cell>
          <table:table-cell table:style-name="ce56" table:formula="of:=IFERROR(IF([.M38]&gt;0;[.M38]/[.E38]; [.E38]);&quot;see value&quot;)" office:value-type="percentage" office:value="1" calcext:value-type="percentage">
            <text:p>100%</text:p>
          </table:table-cell>
          <table:table-cell table:style-name="ce56" table:formula="of:=IFERROR(IF([.N38]&gt;0;[.N38]/[.F38]; [.F38]);&quot;see value&quot;)" office:value-type="percentage" office:value="0" calcext:value-type="percentage">
            <text:p>0%</text:p>
          </table:table-cell>
          <table:table-cell table:style-name="ce56" table:formula="of:=IFERROR(IF([.O38]&gt;0;[.O38]/[.G38]; [.G38]);&quot;see value&quot;)" office:value-type="percentage" office:value="1" calcext:value-type="percentage">
            <text:p>100%</text:p>
          </table:table-cell>
          <table:table-cell table:style-name="ce56" table:formula="of:=IFERROR(IF([.P38]&gt;0;[.P38]/[.H38]; [.H38]);&quot;see value&quot;)" office:value-type="percentage" office:value="1" calcext:value-type="percentage">
            <text:p>100%</text:p>
          </table:table-cell>
          <table:table-cell table:style-name="ce56" table:formula="of:=IFERROR(IF([.Q38]&gt;0;[.Q38]/[.I38]; [.I38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Nuke Cannon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000" calcext:value-type="float">
            <text:p>100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6" table:formula="of:=IFERROR(IF([.J39]&gt;0;[.J39]/[.B39]; [.B39]);&quot;see value&quot;)" office:value-type="percentage" office:value="1" calcext:value-type="percentage">
            <text:p>100%</text:p>
          </table:table-cell>
          <table:table-cell table:style-name="ce56" table:formula="of:=IFERROR(IF([.K39]&gt;0;[.K39]/[.C39]; [.C39]);&quot;see value&quot;)" office:value-type="percentage" office:value="1" calcext:value-type="percentage">
            <text:p>100%</text:p>
          </table:table-cell>
          <table:table-cell table:style-name="ce56" table:formula="of:=IFERROR(IF([.L39]&gt;0;[.L39]/[.D39]; [.D39]);&quot;see value&quot;)" office:value-type="percentage" office:value="1" calcext:value-type="percentage">
            <text:p>100%</text:p>
          </table:table-cell>
          <table:table-cell table:style-name="ce56" table:formula="of:=IFERROR(IF([.M39]&gt;0;[.M39]/[.E39]; [.E39]);&quot;see value&quot;)" office:value-type="percentage" office:value="1" calcext:value-type="percentage">
            <text:p>100%</text:p>
          </table:table-cell>
          <table:table-cell table:style-name="ce56" table:formula="of:=IFERROR(IF([.N39]&gt;0;[.N39]/[.F39]; [.F39]);&quot;see value&quot;)" office:value-type="percentage" office:value="0" calcext:value-type="percentage">
            <text:p>0%</text:p>
          </table:table-cell>
          <table:table-cell table:style-name="ce56" table:formula="of:=IFERROR(IF([.O39]&gt;0;[.O39]/[.G39]; [.G39]);&quot;see value&quot;)" office:value-type="percentage" office:value="1" calcext:value-type="percentage">
            <text:p>100%</text:p>
          </table:table-cell>
          <table:table-cell table:style-name="ce56" table:formula="of:=IFERROR(IF([.P39]&gt;0;[.P39]/[.H39]; [.H39]);&quot;see value&quot;)" office:value-type="percentage" office:value="1" calcext:value-type="percentage">
            <text:p>100%</text:p>
          </table:table-cell>
          <table:table-cell table:style-name="ce56" table:formula="of:=IFERROR(IF([.Q39]&gt;0;[.Q39]/[.I39]; [.I39]);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36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9">
          <table:table-cell table:style-name="Default" table:number-columns-repeated="9"/>
          <table:table-cell table:number-columns-repeated="1015"/>
        </table:table-row>
        <table:table-row table:style-name="ro2" table:number-rows-repeated="35">
          <table:table-cell table:style-name="Default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52" table:number-columns-repeated="7"/>
          <table:table-cell table:number-columns-repeated="1016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s.B4:Vehicles.I39">
            <calcext:color-scale>
              <calcext:color-scale-entry calcext:value="0" calcext:type="minimum" calcext:color="#fcfcff"/>
              <calcext:color-scale-entry calcext:value="0" calcext:type="maximum" calcext:color="#00a0fc"/>
            </calcext:color-scale>
          </calcext:conditional-format>
          <calcext:conditional-format calcext:target-range-address="Vehicles.R4:Vehicles.Y39">
            <calcext:condition calcext:apply-style-name="ConditionalStyle_1" calcext:value="=0" calcext:base-cell-address="Vehicles.R4"/>
            <calcext:condition calcext:apply-style-name="ConditionalStyle_5" calcext:value="&lt;1" calcext:base-cell-address="Vehicles.R4"/>
            <calcext:condition calcext:apply-style-name="ConditionalStyle_4" calcext:value="&gt;1" calcext:base-cell-address="Vehicles.R4"/>
          </calcext:conditional-format>
          <calcext:conditional-format calcext:target-range-address="Vehicles.R4:Vehicles.Y39">
            <calcext:condition calcext:apply-style-name="Accent" calcext:value="=&quot;see value&quot;" calcext:base-cell-address="Vehicles.R4"/>
          </calcext:conditional-format>
          <calcext:conditional-format calcext:target-range-address="Vehicles.J4:Vehicles.Q39">
            <calcext:color-scale>
              <calcext:color-scale-entry calcext:value="0" calcext:type="minimum" calcext:color="#ffffff"/>
              <calcext:color-scale-entry calcext:value="0" calcext:type="maximum" calcext:color="#e327ff"/>
            </calcext:color-scale>
          </calcext:conditional-format>
        </calcext:conditional-formats>
      </table:table>
      <table:table table:name="Air" table:style-name="ta3">
        <office:forms form:automatic-focus="false" form:apply-design-mode="false"/>
        <table:table-column table:style-name="co19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number-columns-repeated="999" table:default-cell-style-name="Default"/>
        <table:table-row table:style-name="ro1">
          <table:table-cell/>
          <table:table-cell table:style-name="ce40" office:value-type="float" office:value="1.04" calcext:value-type="float" table:number-columns-spanned="8" table:number-rows-spanned="1">
            <text:p>1.04</text:p>
          </table:table-cell>
          <table:covered-table-cell table:number-columns-repeated="7" table:style-name="ce44"/>
          <table:table-cell table:style-name="ce45" office:value-type="string" calcext:value-type="string" table:number-columns-spanned="8" table:number-rows-spanned="1">
            <text:p>Patch Values</text:p>
          </table:table-cell>
          <table:covered-table-cell table:number-columns-repeated="7" table:style-name="ce44"/>
          <table:table-cell table:style-name="ce44" office:value-type="string" calcext:value-type="string" table:number-columns-spanned="8" table:number-rows-spanned="1">
            <text:p>Patch % over 1.04</text:p>
          </table:table-cell>
          <table:covered-table-cell table:number-columns-repeated="7" table:style-name="ce44"/>
          <table:table-cell table:number-columns-repeated="999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4" table:formula="of:=[.R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table:formula="of:=[.V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style-name="ce4" table:formula="of:=[.B2]" office:value-type="string" office:string-value="Experience Value" calcext:value-type="string" table:number-columns-spanned="4" table:number-rows-spanned="1">
            <text:p>Experience Value</text:p>
          </table:table-cell>
          <table:covered-table-cell table:number-columns-repeated="3" table:style-name="ce4"/>
          <table:table-cell table:style-name="ce4" table:formula="of:=[.F2]" office:value-type="string" office:string-value="Experience Required" calcext:value-type="string" table:number-columns-spanned="4" table:number-rows-spanned="1">
            <text:p>Experience Required</text:p>
          </table:table-cell>
          <table:covered-table-cell table:number-columns-repeated="3" table:style-name="ce4"/>
          <table:table-cell table:number-columns-repeated="999"/>
        </table:table-row>
        <table:table-row table:style-name="ro2">
          <table:table-cell/>
          <table:table-cell table:style-name="ce42" office:value-type="string" calcext:value-type="string">
            <text:p>Regular</text:p>
          </table:table-cell>
          <table:table-cell table:style-name="ce42" office:value-type="string" calcext:value-type="string">
            <text:p>Veteran</text:p>
          </table:table-cell>
          <table:table-cell table:style-name="ce42" office:value-type="string" calcext:value-type="string">
            <text:p>Elite</text:p>
          </table:table-cell>
          <table:table-cell table:style-name="ce42" office:value-type="string" calcext:value-type="string">
            <text:p>Hero</text:p>
          </table:table-cell>
          <table:table-cell table:style-name="ce42" office:value-type="string" calcext:value-type="string">
            <text:p>Regular</text:p>
          </table:table-cell>
          <table:table-cell table:style-name="ce42" office:value-type="string" calcext:value-type="string">
            <text:p>Veteran</text:p>
          </table:table-cell>
          <table:table-cell table:style-name="ce42" office:value-type="string" calcext:value-type="string">
            <text:p>Elite</text:p>
          </table:table-cell>
          <table:table-cell table:style-name="ce42" office:value-type="string" calcext:value-type="string">
            <text:p>Hero</text:p>
          </table:table-cell>
          <table:table-cell table:style-name="ce42" table:formula="of:=[.R3]" office:value-type="string" office:string-value="Regular" calcext:value-type="string">
            <text:p>Regular</text:p>
          </table:table-cell>
          <table:table-cell table:style-name="ce42" table:formula="of:=[.S3]" office:value-type="string" office:string-value="Veteran" calcext:value-type="string">
            <text:p>Veteran</text:p>
          </table:table-cell>
          <table:table-cell table:style-name="ce42" table:formula="of:=[.T3]" office:value-type="string" office:string-value="Elite" calcext:value-type="string">
            <text:p>Elite</text:p>
          </table:table-cell>
          <table:table-cell table:style-name="ce42" table:formula="of:=[.U3]" office:value-type="string" office:string-value="Hero" calcext:value-type="string">
            <text:p>Hero</text:p>
          </table:table-cell>
          <table:table-cell table:style-name="ce42" table:formula="of:=[.V3]" office:value-type="string" office:string-value="Regular" calcext:value-type="string">
            <text:p>Regular</text:p>
          </table:table-cell>
          <table:table-cell table:style-name="ce42" table:formula="of:=[.W3]" office:value-type="string" office:string-value="Veteran" calcext:value-type="string">
            <text:p>Veteran</text:p>
          </table:table-cell>
          <table:table-cell table:style-name="ce42" table:formula="of:=[.X3]" office:value-type="string" office:string-value="Elite" calcext:value-type="string">
            <text:p>Elite</text:p>
          </table:table-cell>
          <table:table-cell table:style-name="ce42" table:formula="of:=[.Y3]" office:value-type="string" office:string-value="Hero" calcext:value-type="string">
            <text:p>Hero</text:p>
          </table:table-cell>
          <table:table-cell table:style-name="ce42" table:formula="of:=[.B3]" office:value-type="string" office:string-value="Regular" calcext:value-type="string">
            <text:p>Regular</text:p>
          </table:table-cell>
          <table:table-cell table:style-name="ce42" table:formula="of:=[.C3]" office:value-type="string" office:string-value="Veteran" calcext:value-type="string">
            <text:p>Veteran</text:p>
          </table:table-cell>
          <table:table-cell table:style-name="ce42" table:formula="of:=[.D3]" office:value-type="string" office:string-value="Elite" calcext:value-type="string">
            <text:p>Elite</text:p>
          </table:table-cell>
          <table:table-cell table:style-name="ce42" table:formula="of:=[.E3]" office:value-type="string" office:string-value="Hero" calcext:value-type="string">
            <text:p>Hero</text:p>
          </table:table-cell>
          <table:table-cell table:style-name="ce42" table:formula="of:=[.F3]" office:value-type="string" office:string-value="Regular" calcext:value-type="string">
            <text:p>Regular</text:p>
          </table:table-cell>
          <table:table-cell table:style-name="ce42" table:formula="of:=[.G3]" office:value-type="string" office:string-value="Veteran" calcext:value-type="string">
            <text:p>Veteran</text:p>
          </table:table-cell>
          <table:table-cell table:style-name="ce42" table:formula="of:=[.H3]" office:value-type="string" office:string-value="Elite" calcext:value-type="string">
            <text:p>Elite</text:p>
          </table:table-cell>
          <table:table-cell table:style-name="ce42" table:formula="of:=[.I3]" office:value-type="string" office:string-value="Hero" calcext:value-type="string">
            <text:p>Hero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Raptor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4]&gt;0;[.J4]/[.B4];[.B4]); &quot;see value&quot;)" office:value-type="percentage" office:value="1" calcext:value-type="percentage">
            <text:p>100%</text:p>
          </table:table-cell>
          <table:table-cell table:style-name="ce26" table:formula="of:=IFERROR(IF([.K4]&gt;0;[.K4]/[.C4];[.C4]); &quot;see value&quot;)" office:value-type="percentage" office:value="1" calcext:value-type="percentage">
            <text:p>100%</text:p>
          </table:table-cell>
          <table:table-cell table:style-name="ce26" table:formula="of:=IFERROR(IF([.L4]&gt;0;[.L4]/[.D4];[.D4]); &quot;see value&quot;)" office:value-type="percentage" office:value="1" calcext:value-type="percentage">
            <text:p>100%</text:p>
          </table:table-cell>
          <table:table-cell table:style-name="ce26" table:formula="of:=IFERROR(IF([.M4]&gt;0;[.M4]/[.E4];[.E4]); &quot;see value&quot;)" office:value-type="percentage" office:value="1" calcext:value-type="percentage">
            <text:p>100%</text:p>
          </table:table-cell>
          <table:table-cell table:style-name="ce26" table:formula="of:=IFERROR(IF([.N4]&gt;0;[.N4]/[.F4];[.F4]); &quot;see value&quot;)" office:value-type="percentage" office:value="0" calcext:value-type="percentage">
            <text:p>0%</text:p>
          </table:table-cell>
          <table:table-cell table:style-name="ce26" table:formula="of:=IFERROR(IF([.O4]&gt;0;[.O4]/[.G4];[.G4]); &quot;see value&quot;)" office:value-type="percentage" office:value="1" calcext:value-type="percentage">
            <text:p>100%</text:p>
          </table:table-cell>
          <table:table-cell table:style-name="ce26" table:formula="of:=IFERROR(IF([.P4]&gt;0;[.P4]/[.H4];[.H4]); &quot;see value&quot;)" office:value-type="percentage" office:value="1" calcext:value-type="percentage">
            <text:p>100%</text:p>
          </table:table-cell>
          <table:table-cell table:style-name="ce26" table:formula="of:=IFERROR(IF([.Q4]&gt;0;[.Q4]/[.I4];[.I4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King Raptor</text:p>
          </table:table-cell>
          <table:table-cell table:number-columns-repeated="2" table:style-name="ce23" office:value-type="float" office:value="75" calcext:value-type="float">
            <text:p>7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75" calcext:value-type="float">
            <text:p>7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5]&gt;0;[.J5]/[.B5];[.B5]); &quot;see value&quot;)" office:value-type="percentage" office:value="1" calcext:value-type="percentage">
            <text:p>100%</text:p>
          </table:table-cell>
          <table:table-cell table:style-name="ce26" table:formula="of:=IFERROR(IF([.K5]&gt;0;[.K5]/[.C5];[.C5]); &quot;see value&quot;)" office:value-type="percentage" office:value="1" calcext:value-type="percentage">
            <text:p>100%</text:p>
          </table:table-cell>
          <table:table-cell table:style-name="ce26" table:formula="of:=IFERROR(IF([.L5]&gt;0;[.L5]/[.D5];[.D5]); &quot;see value&quot;)" office:value-type="percentage" office:value="1" calcext:value-type="percentage">
            <text:p>100%</text:p>
          </table:table-cell>
          <table:table-cell table:style-name="ce26" table:formula="of:=IFERROR(IF([.M5]&gt;0;[.M5]/[.E5];[.E5]); &quot;see value&quot;)" office:value-type="percentage" office:value="1" calcext:value-type="percentage">
            <text:p>100%</text:p>
          </table:table-cell>
          <table:table-cell table:style-name="ce26" table:formula="of:=IFERROR(IF([.N5]&gt;0;[.N5]/[.F5];[.F5]); &quot;see value&quot;)" office:value-type="percentage" office:value="0" calcext:value-type="percentage">
            <text:p>0%</text:p>
          </table:table-cell>
          <table:table-cell table:style-name="ce26" table:formula="of:=IFERROR(IF([.O5]&gt;0;[.O5]/[.G5];[.G5]); &quot;see value&quot;)" office:value-type="percentage" office:value="1" calcext:value-type="percentage">
            <text:p>100%</text:p>
          </table:table-cell>
          <table:table-cell table:style-name="ce26" table:formula="of:=IFERROR(IF([.P5]&gt;0;[.P5]/[.H5];[.H5]); &quot;see value&quot;)" office:value-type="percentage" office:value="1" calcext:value-type="percentage">
            <text:p>100%</text:p>
          </table:table-cell>
          <table:table-cell table:style-name="ce26" table:formula="of:=IFERROR(IF([.Q5]&gt;0;[.Q5]/[.I5];[.I5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Mig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6]&gt;0;[.J6]/[.B6];[.B6]); &quot;see value&quot;)" office:value-type="percentage" office:value="1" calcext:value-type="percentage">
            <text:p>100%</text:p>
          </table:table-cell>
          <table:table-cell table:style-name="ce26" table:formula="of:=IFERROR(IF([.K6]&gt;0;[.K6]/[.C6];[.C6]); &quot;see value&quot;)" office:value-type="percentage" office:value="1" calcext:value-type="percentage">
            <text:p>100%</text:p>
          </table:table-cell>
          <table:table-cell table:style-name="ce26" table:formula="of:=IFERROR(IF([.L6]&gt;0;[.L6]/[.D6];[.D6]); &quot;see value&quot;)" office:value-type="percentage" office:value="1" calcext:value-type="percentage">
            <text:p>100%</text:p>
          </table:table-cell>
          <table:table-cell table:style-name="ce26" table:formula="of:=IFERROR(IF([.M6]&gt;0;[.M6]/[.E6];[.E6]); &quot;see value&quot;)" office:value-type="percentage" office:value="1" calcext:value-type="percentage">
            <text:p>100%</text:p>
          </table:table-cell>
          <table:table-cell table:style-name="ce26" table:formula="of:=IFERROR(IF([.N6]&gt;0;[.N6]/[.F6];[.F6]); &quot;see value&quot;)" office:value-type="percentage" office:value="0" calcext:value-type="percentage">
            <text:p>0%</text:p>
          </table:table-cell>
          <table:table-cell table:style-name="ce26" table:formula="of:=IFERROR(IF([.O6]&gt;0;[.O6]/[.G6];[.G6]); &quot;see value&quot;)" office:value-type="percentage" office:value="1" calcext:value-type="percentage">
            <text:p>100%</text:p>
          </table:table-cell>
          <table:table-cell table:style-name="ce26" table:formula="of:=IFERROR(IF([.P6]&gt;0;[.P6]/[.H6];[.H6]); &quot;see value&quot;)" office:value-type="percentage" office:value="1" calcext:value-type="percentage">
            <text:p>100%</text:p>
          </table:table-cell>
          <table:table-cell table:style-name="ce26" table:formula="of:=IFERROR(IF([.Q6]&gt;0;[.Q6]/[.I6];[.I6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Comanche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7]&gt;0;[.J7]/[.B7];[.B7]); &quot;see value&quot;)" office:value-type="percentage" office:value="1" calcext:value-type="percentage">
            <text:p>100%</text:p>
          </table:table-cell>
          <table:table-cell table:style-name="ce26" table:formula="of:=IFERROR(IF([.K7]&gt;0;[.K7]/[.C7];[.C7]); &quot;see value&quot;)" office:value-type="percentage" office:value="1" calcext:value-type="percentage">
            <text:p>100%</text:p>
          </table:table-cell>
          <table:table-cell table:style-name="ce26" table:formula="of:=IFERROR(IF([.L7]&gt;0;[.L7]/[.D7];[.D7]); &quot;see value&quot;)" office:value-type="percentage" office:value="1" calcext:value-type="percentage">
            <text:p>100%</text:p>
          </table:table-cell>
          <table:table-cell table:style-name="ce26" table:formula="of:=IFERROR(IF([.M7]&gt;0;[.M7]/[.E7];[.E7]); &quot;see value&quot;)" office:value-type="percentage" office:value="1" calcext:value-type="percentage">
            <text:p>100%</text:p>
          </table:table-cell>
          <table:table-cell table:style-name="ce26" table:formula="of:=IFERROR(IF([.N7]&gt;0;[.N7]/[.F7];[.F7]); &quot;see value&quot;)" office:value-type="percentage" office:value="0" calcext:value-type="percentage">
            <text:p>0%</text:p>
          </table:table-cell>
          <table:table-cell table:style-name="ce26" table:formula="of:=IFERROR(IF([.O7]&gt;0;[.O7]/[.G7];[.G7]); &quot;see value&quot;)" office:value-type="percentage" office:value="1" calcext:value-type="percentage">
            <text:p>100%</text:p>
          </table:table-cell>
          <table:table-cell table:style-name="ce26" table:formula="of:=IFERROR(IF([.P7]&gt;0;[.P7]/[.H7];[.H7]); &quot;see value&quot;)" office:value-type="percentage" office:value="1" calcext:value-type="percentage">
            <text:p>100%</text:p>
          </table:table-cell>
          <table:table-cell table:style-name="ce26" table:formula="of:=IFERROR(IF([.Q7]&gt;0;[.Q7]/[.I7];[.I7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AFG Comanche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8]&gt;0;[.J8]/[.B8];[.B8]); &quot;see value&quot;)" office:value-type="percentage" office:value="1" calcext:value-type="percentage">
            <text:p>100%</text:p>
          </table:table-cell>
          <table:table-cell table:style-name="ce26" table:formula="of:=IFERROR(IF([.K8]&gt;0;[.K8]/[.C8];[.C8]); &quot;see value&quot;)" office:value-type="percentage" office:value="1" calcext:value-type="percentage">
            <text:p>100%</text:p>
          </table:table-cell>
          <table:table-cell table:style-name="ce26" table:formula="of:=IFERROR(IF([.L8]&gt;0;[.L8]/[.D8];[.D8]); &quot;see value&quot;)" office:value-type="percentage" office:value="1" calcext:value-type="percentage">
            <text:p>100%</text:p>
          </table:table-cell>
          <table:table-cell table:style-name="ce26" table:formula="of:=IFERROR(IF([.M8]&gt;0;[.M8]/[.E8];[.E8]); &quot;see value&quot;)" office:value-type="percentage" office:value="1" calcext:value-type="percentage">
            <text:p>100%</text:p>
          </table:table-cell>
          <table:table-cell table:style-name="ce26" table:formula="of:=IFERROR(IF([.N8]&gt;0;[.N8]/[.F8];[.F8]); &quot;see value&quot;)" office:value-type="percentage" office:value="0" calcext:value-type="percentage">
            <text:p>0%</text:p>
          </table:table-cell>
          <table:table-cell table:style-name="ce26" table:formula="of:=IFERROR(IF([.O8]&gt;0;[.O8]/[.G8];[.G8]); &quot;see value&quot;)" office:value-type="percentage" office:value="1" calcext:value-type="percentage">
            <text:p>100%</text:p>
          </table:table-cell>
          <table:table-cell table:style-name="ce26" table:formula="of:=IFERROR(IF([.P8]&gt;0;[.P8]/[.H8];[.H8]); &quot;see value&quot;)" office:value-type="percentage" office:value="1" calcext:value-type="percentage">
            <text:p>100%</text:p>
          </table:table-cell>
          <table:table-cell table:style-name="ce26" table:formula="of:=IFERROR(IF([.Q8]&gt;0;[.Q8]/[.I8];[.I8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Helix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6" table:formula="of:=IFERROR(IF([.J9]&gt;0;[.J9]/[.B9];[.B9]); &quot;see value&quot;)" office:value-type="percentage" office:value="1" calcext:value-type="percentage">
            <text:p>100%</text:p>
          </table:table-cell>
          <table:table-cell table:style-name="ce26" table:formula="of:=IFERROR(IF([.K9]&gt;0;[.K9]/[.C9];[.C9]); &quot;see value&quot;)" office:value-type="percentage" office:value="1" calcext:value-type="percentage">
            <text:p>100%</text:p>
          </table:table-cell>
          <table:table-cell table:style-name="ce26" table:formula="of:=IFERROR(IF([.L9]&gt;0;[.L9]/[.D9];[.D9]); &quot;see value&quot;)" office:value-type="percentage" office:value="1" calcext:value-type="percentage">
            <text:p>100%</text:p>
          </table:table-cell>
          <table:table-cell table:style-name="ce26" table:formula="of:=IFERROR(IF([.M9]&gt;0;[.M9]/[.E9];[.E9]); &quot;see value&quot;)" office:value-type="percentage" office:value="1" calcext:value-type="percentage">
            <text:p>100%</text:p>
          </table:table-cell>
          <table:table-cell table:style-name="ce26" table:formula="of:=IFERROR(IF([.N9]&gt;0;[.N9]/[.F9];[.F9]); &quot;see value&quot;)" office:value-type="percentage" office:value="0" calcext:value-type="percentage">
            <text:p>0%</text:p>
          </table:table-cell>
          <table:table-cell table:style-name="ce26" table:formula="of:=IFERROR(IF([.O9]&gt;0;[.O9]/[.G9];[.G9]); &quot;see value&quot;)" office:value-type="percentage" office:value="1" calcext:value-type="percentage">
            <text:p>100%</text:p>
          </table:table-cell>
          <table:table-cell table:style-name="ce26" table:formula="of:=IFERROR(IF([.P9]&gt;0;[.P9]/[.H9];[.H9]); &quot;see value&quot;)" office:value-type="percentage" office:value="1" calcext:value-type="percentage">
            <text:p>100%</text:p>
          </table:table-cell>
          <table:table-cell table:style-name="ce26" table:formula="of:=IFERROR(IF([.Q9]&gt;0;[.Q9]/[.I9];[.I9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Stealth Fighter</text:p>
          </table:table-cell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2" table:style-name="ce24" office:value-type="float" office:value="100" calcext:value-type="float">
            <text:p>10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00" calcext:value-type="float">
            <text:p>600</text:p>
          </table:table-cell>
          <table:table-cell table:style-name="ce26" table:formula="of:=IFERROR(IF([.J10]&gt;0;[.J10]/[.B10];[.B10]); &quot;see value&quot;)" office:value-type="percentage" office:value="1" calcext:value-type="percentage">
            <text:p>100%</text:p>
          </table:table-cell>
          <table:table-cell table:style-name="ce26" table:formula="of:=IFERROR(IF([.K10]&gt;0;[.K10]/[.C10];[.C10]); &quot;see value&quot;)" office:value-type="percentage" office:value="1" calcext:value-type="percentage">
            <text:p>100%</text:p>
          </table:table-cell>
          <table:table-cell table:style-name="ce26" table:formula="of:=IFERROR(IF([.L10]&gt;0;[.L10]/[.D10];[.D10]); &quot;see value&quot;)" office:value-type="percentage" office:value="1" calcext:value-type="percentage">
            <text:p>100%</text:p>
          </table:table-cell>
          <table:table-cell table:style-name="ce26" table:formula="of:=IFERROR(IF([.M10]&gt;0;[.M10]/[.E10];[.E10]); &quot;see value&quot;)" office:value-type="percentage" office:value="1" calcext:value-type="percentage">
            <text:p>100%</text:p>
          </table:table-cell>
          <table:table-cell table:style-name="ce26" table:formula="of:=IFERROR(IF([.N10]&gt;0;[.N10]/[.F10];[.F10]); &quot;see value&quot;)" office:value-type="percentage" office:value="0" calcext:value-type="percentage">
            <text:p>0%</text:p>
          </table:table-cell>
          <table:table-cell table:style-name="ce26" table:formula="of:=IFERROR(IF([.O10]&gt;0;[.O10]/[.G10];[.G10]); &quot;see value&quot;)" office:value-type="percentage" office:value="1" calcext:value-type="percentage">
            <text:p>100%</text:p>
          </table:table-cell>
          <table:table-cell table:style-name="ce26" table:formula="of:=IFERROR(IF([.P10]&gt;0;[.P10]/[.H10];[.H10]); &quot;see value&quot;)" office:value-type="percentage" office:value="1" calcext:value-type="percentage">
            <text:p>100%</text:p>
          </table:table-cell>
          <table:table-cell table:style-name="ce26" table:formula="of:=IFERROR(IF([.Q10]&gt;0;[.Q10]/[.I10];[.I10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Aurora</text:p>
          </table:table-cell>
          <table:table-cell table:number-columns-repeated="2" table:style-name="ce23" office:value-type="float" office:value="200" calcext:value-type="float">
            <text:p>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2" table:style-name="ce24" office:value-type="float" office:value="200" calcext:value-type="float">
            <text:p>200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0" calcext:value-type="float">
            <text:p>800</text:p>
          </table:table-cell>
          <table:table-cell table:style-name="ce26" table:formula="of:=IFERROR(IF([.J11]&gt;0;[.J11]/[.B11];[.B11]); &quot;see value&quot;)" office:value-type="percentage" office:value="1" calcext:value-type="percentage">
            <text:p>100%</text:p>
          </table:table-cell>
          <table:table-cell table:style-name="ce26" table:formula="of:=IFERROR(IF([.K11]&gt;0;[.K11]/[.C11];[.C11]); &quot;see value&quot;)" office:value-type="percentage" office:value="1" calcext:value-type="percentage">
            <text:p>100%</text:p>
          </table:table-cell>
          <table:table-cell table:style-name="ce26" table:formula="of:=IFERROR(IF([.L11]&gt;0;[.L11]/[.D11];[.D11]); &quot;see value&quot;)" office:value-type="percentage" office:value="1" calcext:value-type="percentage">
            <text:p>100%</text:p>
          </table:table-cell>
          <table:table-cell table:style-name="ce26" table:formula="of:=IFERROR(IF([.M11]&gt;0;[.M11]/[.E11];[.E11]); &quot;see value&quot;)" office:value-type="percentage" office:value="1" calcext:value-type="percentage">
            <text:p>100%</text:p>
          </table:table-cell>
          <table:table-cell table:style-name="ce26" table:formula="of:=IFERROR(IF([.N11]&gt;0;[.N11]/[.F11];[.F11]); &quot;see value&quot;)" office:value-type="percentage" office:value="0" calcext:value-type="percentage">
            <text:p>0%</text:p>
          </table:table-cell>
          <table:table-cell table:style-name="ce26" table:formula="of:=IFERROR(IF([.O11]&gt;0;[.O11]/[.G11];[.G11]); &quot;see value&quot;)" office:value-type="percentage" office:value="1" calcext:value-type="percentage">
            <text:p>100%</text:p>
          </table:table-cell>
          <table:table-cell table:style-name="ce26" table:formula="of:=IFERROR(IF([.P11]&gt;0;[.P11]/[.H11];[.H11]); &quot;see value&quot;)" office:value-type="percentage" office:value="1" calcext:value-type="percentage">
            <text:p>100%</text:p>
          </table:table-cell>
          <table:table-cell table:style-name="ce26" table:formula="of:=IFERROR(IF([.Q11]&gt;0;[.Q11]/[.I11];[.I11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Alpha Aurora</text:p>
          </table:table-cell>
          <table:table-cell table:number-columns-repeated="2" table:style-name="ce23" office:value-type="float" office:value="200" calcext:value-type="float">
            <text:p>200</text:p>
          </table:table-cell>
          <table:table-cell table:number-columns-repeated="2" table:style-name="ce23" office:value-type="float" office:value="400" calcext:value-type="float">
            <text:p>4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2" table:style-name="ce24" office:value-type="float" office:value="200" calcext:value-type="float">
            <text:p>200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0" calcext:value-type="float">
            <text:p>800</text:p>
          </table:table-cell>
          <table:table-cell table:style-name="ce26" table:formula="of:=IFERROR(IF([.J12]&gt;0;[.J12]/[.B12];[.B12]); &quot;see value&quot;)" office:value-type="percentage" office:value="1" calcext:value-type="percentage">
            <text:p>100%</text:p>
          </table:table-cell>
          <table:table-cell table:style-name="ce26" table:formula="of:=IFERROR(IF([.K12]&gt;0;[.K12]/[.C12];[.C12]); &quot;see value&quot;)" office:value-type="percentage" office:value="1" calcext:value-type="percentage">
            <text:p>100%</text:p>
          </table:table-cell>
          <table:table-cell table:style-name="ce26" table:formula="of:=IFERROR(IF([.L12]&gt;0;[.L12]/[.D12];[.D12]); &quot;see value&quot;)" office:value-type="percentage" office:value="1" calcext:value-type="percentage">
            <text:p>100%</text:p>
          </table:table-cell>
          <table:table-cell table:style-name="ce26" table:formula="of:=IFERROR(IF([.M12]&gt;0;[.M12]/[.E12];[.E12]); &quot;see value&quot;)" office:value-type="percentage" office:value="1" calcext:value-type="percentage">
            <text:p>100%</text:p>
          </table:table-cell>
          <table:table-cell table:style-name="ce26" table:formula="of:=IFERROR(IF([.N12]&gt;0;[.N12]/[.F12];[.F12]); &quot;see value&quot;)" office:value-type="percentage" office:value="0" calcext:value-type="percentage">
            <text:p>0%</text:p>
          </table:table-cell>
          <table:table-cell table:style-name="ce26" table:formula="of:=IFERROR(IF([.O12]&gt;0;[.O12]/[.G12];[.G12]); &quot;see value&quot;)" office:value-type="percentage" office:value="1" calcext:value-type="percentage">
            <text:p>100%</text:p>
          </table:table-cell>
          <table:table-cell table:style-name="ce26" table:formula="of:=IFERROR(IF([.P12]&gt;0;[.P12]/[.H12];[.H12]); &quot;see value&quot;)" office:value-type="percentage" office:value="1" calcext:value-type="percentage">
            <text:p>100%</text:p>
          </table:table-cell>
          <table:table-cell table:style-name="ce26" table:formula="of:=IFERROR(IF([.Q12]&gt;0;[.Q12]/[.I12];[.I12]); &quot;see value&quot;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2">
          <table:table-cell table:style-name="Default" table:number-columns-repeated="9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ir.B4:Air.I12">
            <calcext:color-scale>
              <calcext:color-scale-entry calcext:value="0" calcext:type="minimum" calcext:color="#fcfcff"/>
              <calcext:color-scale-entry calcext:value="0" calcext:type="maximum" calcext:color="#00a0fc"/>
            </calcext:color-scale>
          </calcext:conditional-format>
          <calcext:conditional-format calcext:target-range-address="Air.R4:Air.Y12">
            <calcext:condition calcext:apply-style-name="ConditionalStyle_1" calcext:value="=0" calcext:base-cell-address="Air.R4"/>
            <calcext:condition calcext:apply-style-name="ConditionalStyle_7" calcext:value="&lt;1" calcext:base-cell-address="Air.R4"/>
            <calcext:condition calcext:apply-style-name="ConditionalStyle_6" calcext:value="&gt;1" calcext:base-cell-address="Air.R4"/>
            <calcext:condition calcext:apply-style-name="Accent" calcext:value="=&quot;see value&quot;" calcext:base-cell-address="Air.R4"/>
          </calcext:conditional-format>
          <calcext:conditional-format calcext:target-range-address="Air.J4:Air.Q12">
            <calcext:color-scale>
              <calcext:color-scale-entry calcext:value="0" calcext:type="minimum" calcext:color="#ffffff"/>
              <calcext:color-scale-entry calcext:value="0" calcext:type="maximum" calcext:color="#e327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129"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fo:border-bottom="2.49pt solid #4472c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1.76pt solid #8faad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Infantry" style:display-name="PageStyle_Infant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ir" style:display-name="PageStyle_Ai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hicles" style:display-name="PageStyle_Vehic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3T22:32:52</meta:creation-date>
    <meta:initial-creator>Gino Rosenau</meta:initial-creator>
    <dc:language>en-US</dc:language>
    <dc:date>2022-09-12T23:55:07.468000000</dc:date>
    <meta:editing-cycles>31</meta:editing-cycles>
    <meta:editing-duration>PT3H29M1S</meta:editing-duration>
    <meta:generator>LibreOffice/7.3.4.2$Windows_X86_64 LibreOffice_project/728fec16bd5f605073805c3c9e7c4212a0120dc5</meta:generator>
    <meta:document-statistic meta:table-count="3" meta:cell-count="1724" meta:object-count="0"/>
    <meta:user-defined meta:name="AppVersion">15.0000</meta:user-defined>
  </office:meta>
</office:document-meta>
</file>